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Noto Sans" svg:font-family="'Noto Sans', sans-serif"/>
    <style:font-face style:name="Liberation Serif2"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officeooo:paragraph-rsid="0015d09e"/>
    </style:style>
    <style:style style:name="P2" style:family="paragraph" style:parent-style-name="Text_20_body">
      <style:text-properties officeooo:paragraph-rsid="00040541"/>
    </style:style>
    <style:style style:name="P3" style:family="paragraph" style:parent-style-name="Text_20_body">
      <style:text-properties officeooo:rsid="0007acdf" officeooo:paragraph-rsid="0007acdf"/>
    </style:style>
    <style:style style:name="P4" style:family="paragraph" style:parent-style-name="Text_20_body">
      <style:text-properties officeooo:rsid="000a8d7e" officeooo:paragraph-rsid="000b273e"/>
    </style:style>
    <style:style style:name="P5" style:family="paragraph" style:parent-style-name="Text_20_body">
      <style:text-properties officeooo:rsid="000b273e" officeooo:paragraph-rsid="000b273e"/>
    </style:style>
    <style:style style:name="P6" style:family="paragraph" style:parent-style-name="Text_20_body">
      <style:text-properties officeooo:rsid="000f68bb" officeooo:paragraph-rsid="000f68bb"/>
    </style:style>
    <style:style style:name="P7" style:family="paragraph" style:parent-style-name="Text_20_body">
      <style:text-properties officeooo:rsid="0017f9fc" officeooo:paragraph-rsid="0017f9fc"/>
    </style:style>
    <style:style style:name="P8" style:family="paragraph" style:parent-style-name="Text_20_body">
      <style:text-properties officeooo:paragraph-rsid="001cd46d"/>
    </style:style>
    <style:style style:name="P9" style:family="paragraph" style:parent-style-name="Text_20_body">
      <style:text-properties officeooo:rsid="002613a9" officeooo:paragraph-rsid="002613a9"/>
    </style:style>
    <style:style style:name="P10" style:family="paragraph" style:parent-style-name="Text_20_body">
      <style:text-properties officeooo:rsid="0034664c" officeooo:paragraph-rsid="00581d1d"/>
    </style:style>
    <style:style style:name="P11" style:family="paragraph" style:parent-style-name="Text_20_body">
      <style:text-properties officeooo:rsid="0036ea19" officeooo:paragraph-rsid="0036ea19"/>
    </style:style>
    <style:style style:name="P12" style:family="paragraph" style:parent-style-name="Text_20_body">
      <style:text-properties officeooo:paragraph-rsid="0028052a"/>
    </style:style>
    <style:style style:name="P13" style:family="paragraph" style:parent-style-name="Text_20_body">
      <style:text-properties officeooo:paragraph-rsid="004a42f7"/>
    </style:style>
    <style:style style:name="P14" style:family="paragraph" style:parent-style-name="Text_20_body">
      <style:text-properties officeooo:paragraph-rsid="004c0932"/>
    </style:style>
    <style:style style:name="P15" style:family="paragraph" style:parent-style-name="Text_20_body">
      <style:text-properties officeooo:paragraph-rsid="0051c4b6"/>
    </style:style>
    <style:style style:name="P16" style:family="paragraph" style:parent-style-name="Text_20_body">
      <style:text-properties officeooo:paragraph-rsid="004cfa07"/>
    </style:style>
    <style:style style:name="P17" style:family="paragraph" style:parent-style-name="Text_20_body">
      <style:text-properties officeooo:paragraph-rsid="0036ea19"/>
    </style:style>
    <style:style style:name="P18" style:family="paragraph" style:parent-style-name="Text_20_body">
      <style:text-properties officeooo:paragraph-rsid="0065e8c1"/>
    </style:style>
    <style:style style:name="P19" style:family="paragraph" style:parent-style-name="Text_20_body">
      <style:text-properties officeooo:paragraph-rsid="006a5228"/>
    </style:style>
    <style:style style:name="P20" style:family="paragraph" style:parent-style-name="Text_20_body">
      <style:text-properties fo:font-style="normal" fo:font-weight="normal" officeooo:rsid="006d5e81" officeooo:paragraph-rsid="006d5e81" style:font-style-asian="normal" style:font-weight-asian="normal" style:font-style-complex="normal" style:font-weight-complex="normal"/>
    </style:style>
    <style:style style:name="P21" style:family="paragraph" style:parent-style-name="Text_20_body">
      <style:text-properties fo:font-style="normal" officeooo:rsid="00a8e5cc" officeooo:paragraph-rsid="00a8e5cc" style:font-style-asian="normal" style:font-style-complex="normal"/>
    </style:style>
    <style:style style:name="P22" style:family="paragraph" style:parent-style-name="Text_20_body">
      <style:text-properties officeooo:paragraph-rsid="00726683"/>
    </style:style>
    <style:style style:name="P23" style:family="paragraph" style:parent-style-name="Text_20_body">
      <style:text-properties officeooo:rsid="00737bf6" officeooo:paragraph-rsid="00737bf6"/>
    </style:style>
    <style:style style:name="P24" style:family="paragraph" style:parent-style-name="Text_20_body">
      <style:text-properties officeooo:rsid="00757539" officeooo:paragraph-rsid="00757539"/>
    </style:style>
    <style:style style:name="P25" style:family="paragraph" style:parent-style-name="Text_20_body">
      <style:text-properties officeooo:rsid="007743a6" officeooo:paragraph-rsid="007743a6"/>
    </style:style>
    <style:style style:name="P26" style:family="paragraph" style:parent-style-name="Text_20_body">
      <style:text-properties officeooo:rsid="00784fe6" officeooo:paragraph-rsid="00784fe6"/>
    </style:style>
    <style:style style:name="P27" style:family="paragraph" style:parent-style-name="Text_20_body">
      <style:text-properties officeooo:rsid="007c16c8" officeooo:paragraph-rsid="007c16c8"/>
    </style:style>
    <style:style style:name="P28" style:family="paragraph" style:parent-style-name="Text_20_body">
      <style:text-properties officeooo:paragraph-rsid="008a12a8"/>
    </style:style>
    <style:style style:name="P29" style:family="paragraph" style:parent-style-name="Text_20_body">
      <style:text-properties officeooo:rsid="008f82ad" officeooo:paragraph-rsid="008f82ad"/>
    </style:style>
    <style:style style:name="P30" style:family="paragraph" style:parent-style-name="Text_20_body">
      <style:text-properties officeooo:paragraph-rsid="00911991"/>
    </style:style>
    <style:style style:name="P31" style:family="paragraph" style:parent-style-name="Text_20_body">
      <style:text-properties officeooo:rsid="00970f51" officeooo:paragraph-rsid="00970f51"/>
    </style:style>
    <style:style style:name="P32" style:family="paragraph" style:parent-style-name="Text_20_body">
      <style:text-properties officeooo:rsid="0098fcd6" officeooo:paragraph-rsid="0098fcd6"/>
    </style:style>
    <style:style style:name="P33" style:family="paragraph" style:parent-style-name="Text_20_body">
      <style:text-properties officeooo:paragraph-rsid="009e788a"/>
    </style:style>
    <style:style style:name="P34" style:family="paragraph" style:parent-style-name="Text_20_body">
      <style:text-properties officeooo:rsid="00a3c9f3" officeooo:paragraph-rsid="00a3c9f3"/>
    </style:style>
    <style:style style:name="P35" style:family="paragraph" style:parent-style-name="Text_20_body">
      <style:text-properties officeooo:rsid="00a538a3" officeooo:paragraph-rsid="00a538a3"/>
    </style:style>
    <style:style style:name="P36" style:family="paragraph" style:parent-style-name="Text_20_body">
      <style:text-properties officeooo:rsid="00aea1a0" officeooo:paragraph-rsid="00aea1a0"/>
    </style:style>
    <style:style style:name="P37" style:family="paragraph" style:parent-style-name="Text_20_body">
      <style:text-properties officeooo:rsid="00b1085c" officeooo:paragraph-rsid="00b1085c"/>
    </style:style>
    <style:style style:name="P38" style:family="paragraph" style:parent-style-name="Text_20_body">
      <style:text-properties officeooo:rsid="00b895c8" officeooo:paragraph-rsid="00b895c8"/>
    </style:style>
    <style:style style:name="P39" style:family="paragraph" style:parent-style-name="Text_20_body">
      <style:text-properties officeooo:rsid="00c76a53" officeooo:paragraph-rsid="00c76a53"/>
    </style:style>
    <style:style style:name="P40" style:family="paragraph" style:parent-style-name="Text_20_body">
      <style:text-properties officeooo:rsid="00c79bdd" officeooo:paragraph-rsid="00c79bdd"/>
    </style:style>
    <style:style style:name="P41" style:family="paragraph" style:parent-style-name="Text_20_body">
      <style:text-properties officeooo:rsid="00f3e2d3" officeooo:paragraph-rsid="00f3e2d3"/>
    </style:style>
    <style:style style:name="P42" style:family="paragraph" style:parent-style-name="Text_20_body">
      <style:text-properties officeooo:rsid="00fcc931" officeooo:paragraph-rsid="00fcc931"/>
    </style:style>
    <style:style style:name="P43" style:family="paragraph" style:parent-style-name="Text_20_body">
      <style:text-properties officeooo:rsid="00fd67b0" officeooo:paragraph-rsid="00fd67b0"/>
    </style:style>
    <style:style style:name="P44" style:family="paragraph" style:parent-style-name="Text_20_body">
      <style:text-properties officeooo:paragraph-rsid="00fd67b0"/>
    </style:style>
    <style:style style:name="P45" style:family="paragraph" style:parent-style-name="Text_20_body">
      <style:text-properties officeooo:rsid="0100f75a" officeooo:paragraph-rsid="0100f75a"/>
    </style:style>
    <style:style style:name="P46" style:family="paragraph" style:parent-style-name="Text_20_body">
      <style:paragraph-properties style:writing-mode="lr-tb"/>
      <style:text-properties officeooo:paragraph-rsid="0017f9fc"/>
    </style:style>
    <style:style style:name="P47" style:family="paragraph" style:parent-style-name="Text_20_body">
      <style:paragraph-properties style:writing-mode="lr-tb"/>
      <style:text-properties officeooo:rsid="002a4f07" officeooo:paragraph-rsid="002a4f07"/>
    </style:style>
    <style:style style:name="P48" style:family="paragraph" style:parent-style-name="Text_20_body">
      <style:paragraph-properties style:writing-mode="lr-tb"/>
      <style:text-properties officeooo:rsid="002878b5" officeooo:paragraph-rsid="002878b5"/>
    </style:style>
    <style:style style:name="P49" style:family="paragraph" style:parent-style-name="Text_20_body">
      <style:paragraph-properties style:writing-mode="lr-tb"/>
      <style:text-properties officeooo:rsid="003c7c8c" officeooo:paragraph-rsid="003c7c8c"/>
    </style:style>
    <style:style style:name="P50" style:family="paragraph" style:parent-style-name="Text_20_body">
      <style:paragraph-properties style:writing-mode="lr-tb"/>
      <style:text-properties officeooo:paragraph-rsid="007d282b"/>
    </style:style>
    <style:style style:name="P51" style:family="paragraph" style:parent-style-name="Text_20_body">
      <style:paragraph-properties style:writing-mode="lr-tb"/>
      <style:text-properties officeooo:rsid="007f6e23" officeooo:paragraph-rsid="007f6e23"/>
    </style:style>
    <style:style style:name="P52" style:family="paragraph" style:parent-style-name="Text_20_body">
      <style:paragraph-properties style:writing-mode="lr-tb"/>
      <style:text-properties officeooo:rsid="00836e2c" officeooo:paragraph-rsid="00836e2c"/>
    </style:style>
    <style:style style:name="P53" style:family="paragraph" style:parent-style-name="Text_20_body">
      <style:paragraph-properties style:writing-mode="lr-tb"/>
      <style:text-properties officeooo:paragraph-rsid="00949dc6"/>
    </style:style>
    <style:style style:name="P54" style:family="paragraph" style:parent-style-name="Text_20_body">
      <style:paragraph-properties style:writing-mode="lr-tb"/>
      <style:text-properties fo:font-style="normal" officeooo:rsid="006b25e5" officeooo:paragraph-rsid="006b25e5" style:font-style-asian="normal" style:font-style-complex="normal"/>
    </style:style>
    <style:style style:name="P55" style:family="paragraph" style:parent-style-name="Bibliography_20_1">
      <style:paragraph-properties>
        <style:tab-stops/>
      </style:paragraph-properties>
    </style:style>
    <style:style style:name="P56" style:family="paragraph" style:parent-style-name="Heading_20_1">
      <style:text-properties officeooo:paragraph-rsid="00fcc931"/>
    </style:style>
    <style:style style:name="P57" style:family="paragraph" style:parent-style-name="Heading_20_1">
      <style:text-properties officeooo:rsid="00c76a53" officeooo:paragraph-rsid="00c76a53"/>
    </style:style>
    <style:style style:name="P58" style:family="paragraph" style:parent-style-name="Heading_20_1">
      <style:text-properties officeooo:rsid="0106d5e3" officeooo:paragraph-rsid="0106d5e3"/>
    </style:style>
    <style:style style:name="P59" style:family="paragraph" style:parent-style-name="Heading_20_2">
      <style:text-properties officeooo:paragraph-rsid="005df5d7"/>
    </style:style>
    <style:style style:name="P60" style:family="paragraph" style:parent-style-name="Heading_20_2">
      <style:text-properties officeooo:rsid="00b895c8" officeooo:paragraph-rsid="00b895c8"/>
    </style:style>
    <style:style style:name="P61" style:family="paragraph" style:parent-style-name="Text_20_body" style:list-style-name="L2">
      <style:text-properties officeooo:rsid="00aeddc4" officeooo:paragraph-rsid="00aeddc4"/>
    </style:style>
    <style:style style:name="P62" style:family="paragraph" style:parent-style-name="Text_20_body" style:list-style-name="L2">
      <style:text-properties officeooo:rsid="00b0ae42" officeooo:paragraph-rsid="00b0ae42"/>
    </style:style>
    <style:style style:name="P63" style:family="paragraph" style:parent-style-name="Text_20_body" style:list-style-name="L2">
      <style:text-properties officeooo:rsid="00b1085c" officeooo:paragraph-rsid="00b1085c"/>
    </style:style>
    <style:style style:name="P64" style:family="paragraph" style:parent-style-name="Text_20_body" style:list-style-name="L3">
      <style:text-properties officeooo:rsid="00b1085c" officeooo:paragraph-rsid="00e69542"/>
    </style:style>
    <style:style style:name="P65" style:family="paragraph" style:parent-style-name="Text_20_body" style:list-style-name="L3">
      <style:text-properties officeooo:paragraph-rsid="0114ab61"/>
    </style:style>
    <style:style style:name="P66" style:family="paragraph" style:parent-style-name="Text_20_body" style:list-style-name="L3">
      <style:text-properties officeooo:paragraph-rsid="00b1085c"/>
    </style:style>
    <style:style style:name="P67" style:family="paragraph" style:parent-style-name="Text_20_body">
      <style:text-properties officeooo:rsid="0106d5e3" officeooo:paragraph-rsid="0106d5e3"/>
    </style:style>
    <style:style style:name="P68" style:family="paragraph" style:parent-style-name="Text_20_body">
      <style:text-properties officeooo:rsid="010b88c0" officeooo:paragraph-rsid="010b88c0"/>
    </style:style>
    <style:style style:name="P69" style:family="paragraph" style:parent-style-name="Text_20_body">
      <style:text-properties officeooo:rsid="010d3281" officeooo:paragraph-rsid="010d3281"/>
    </style:style>
    <style:style style:name="P70" style:family="paragraph" style:parent-style-name="Text_20_body">
      <style:text-properties officeooo:rsid="010d35a5" officeooo:paragraph-rsid="010d35a5"/>
    </style:style>
    <style:style style:name="P71" style:family="paragraph" style:parent-style-name="Text_20_body">
      <style:text-properties officeooo:rsid="010ef696" officeooo:paragraph-rsid="010ef696"/>
    </style:style>
    <style:style style:name="P72" style:family="paragraph" style:parent-style-name="Text_20_body">
      <style:text-properties officeooo:paragraph-rsid="01101dd6"/>
    </style:style>
    <style:style style:name="P73" style:family="paragraph" style:parent-style-name="Text_20_body">
      <style:text-properties officeooo:rsid="00a8e5cc" officeooo:paragraph-rsid="00a8e5cc"/>
    </style:style>
    <style:style style:name="P74" style:family="paragraph" style:parent-style-name="Text_20_body">
      <style:text-properties officeooo:rsid="011c7af5" officeooo:paragraph-rsid="011c7af5"/>
    </style:style>
    <style:style style:name="P75" style:family="paragraph" style:parent-style-name="Text_20_body">
      <style:text-properties officeooo:paragraph-rsid="0107ee52"/>
    </style:style>
    <style:style style:name="P76" style:family="paragraph" style:parent-style-name="Text_20_body">
      <style:paragraph-properties fo:text-align="center" style:justify-single-word="false"/>
      <style:text-properties officeooo:rsid="01341e15" officeooo:paragraph-rsid="01341e15"/>
    </style:style>
    <style:style style:name="P77" style:family="paragraph" style:parent-style-name="Text_20_body" style:list-style-name="L1">
      <style:paragraph-properties style:writing-mode="lr-tb"/>
      <style:text-properties officeooo:rsid="00806056" officeooo:paragraph-rsid="00806056"/>
    </style:style>
    <style:style style:name="P78" style:family="paragraph" style:parent-style-name="Text_20_body" style:list-style-name="L1">
      <style:paragraph-properties style:writing-mode="lr-tb"/>
      <style:text-properties officeooo:rsid="008203cf" officeooo:paragraph-rsid="008203cf"/>
    </style:style>
    <style:style style:name="P79" style:family="paragraph" style:parent-style-name="Text_20_body" style:list-style-name="L1">
      <style:paragraph-properties style:writing-mode="lr-tb"/>
      <style:text-properties officeooo:rsid="00836e2c" officeooo:paragraph-rsid="00836e2c"/>
    </style:style>
    <style:style style:name="P80" style:family="paragraph" style:parent-style-name="Text_20_body" style:list-style-name="L3">
      <style:paragraph-properties style:writing-mode="lr-tb"/>
      <style:text-properties officeooo:paragraph-rsid="00b4b4dd"/>
    </style:style>
    <style:style style:name="P81" style:family="paragraph" style:parent-style-name="Text_20_body" style:list-style-name="L3">
      <style:paragraph-properties style:writing-mode="lr-tb"/>
      <style:text-properties officeooo:paragraph-rsid="00f9bb25"/>
    </style:style>
    <style:style style:name="P82" style:family="paragraph" style:parent-style-name="Text_20_body">
      <style:paragraph-properties style:writing-mode="lr-tb"/>
      <style:text-properties officeooo:paragraph-rsid="0110f431"/>
    </style:style>
    <style:style style:name="P83" style:family="paragraph" style:parent-style-name="Text_20_body">
      <style:paragraph-properties style:writing-mode="lr-tb"/>
      <style:text-properties officeooo:paragraph-rsid="00bc8fb1"/>
    </style:style>
    <style:style style:name="P84" style:family="paragraph" style:parent-style-name="Text_20_body">
      <style:paragraph-properties style:writing-mode="lr-tb"/>
      <style:text-properties officeooo:paragraph-rsid="00b895c8"/>
    </style:style>
    <style:style style:name="P85" style:family="paragraph" style:parent-style-name="Text_20_body">
      <style:paragraph-properties style:writing-mode="lr-tb"/>
      <style:text-properties officeooo:rsid="01157862" officeooo:paragraph-rsid="01157862"/>
    </style:style>
    <style:style style:name="P86" style:family="paragraph" style:parent-style-name="Text_20_body">
      <style:paragraph-properties style:writing-mode="lr-tb"/>
      <style:text-properties officeooo:rsid="0118da4a" officeooo:paragraph-rsid="0118da4a"/>
    </style:style>
    <style:style style:name="P87" style:family="paragraph" style:parent-style-name="Text_20_body">
      <style:paragraph-properties style:writing-mode="lr-tb"/>
      <style:text-properties officeooo:paragraph-rsid="00bf9f4b"/>
    </style:style>
    <style:style style:name="P88" style:family="paragraph" style:parent-style-name="Text_20_body">
      <style:paragraph-properties style:writing-mode="lr-tb"/>
      <style:text-properties officeooo:paragraph-rsid="011c1d28"/>
    </style:style>
    <style:style style:name="P89" style:family="paragraph" style:parent-style-name="Text_20_body">
      <style:paragraph-properties style:writing-mode="lr-tb"/>
      <style:text-properties officeooo:rsid="00b895c8" officeooo:paragraph-rsid="00b895c8"/>
    </style:style>
    <style:style style:name="P90" style:family="paragraph" style:parent-style-name="Text_20_body">
      <style:paragraph-properties style:writing-mode="lr-tb"/>
      <style:text-properties officeooo:paragraph-rsid="0130e9ee"/>
    </style:style>
    <style:style style:name="P91" style:family="paragraph" style:parent-style-name="Title">
      <style:text-properties officeooo:rsid="0003f7c6" officeooo:paragraph-rsid="0003f7c6"/>
    </style:style>
    <style:style style:name="T1" style:family="text">
      <style:text-properties officeooo:rsid="00040541"/>
    </style:style>
    <style:style style:name="T2" style:family="text">
      <style:text-properties fo:font-weight="bold" style:font-weight-asian="bold" style:font-weight-complex="bold"/>
    </style:style>
    <style:style style:name="T3" style:family="text">
      <style:text-properties fo:font-weight="bold" officeooo:rsid="00040541" style:font-weight-asian="bold" style:font-weight-complex="bold"/>
    </style:style>
    <style:style style:name="T4" style:family="text">
      <style:text-properties fo:font-weight="bold" officeooo:rsid="0027c7ca" style:font-weight-asian="bold" style:font-weight-complex="bold"/>
    </style:style>
    <style:style style:name="T5" style:family="text">
      <style:text-properties officeooo:rsid="00043b57"/>
    </style:style>
    <style:style style:name="T6" style:family="text">
      <style:text-properties officeooo:rsid="00062603"/>
    </style:style>
    <style:style style:name="T7" style:family="text">
      <style:text-properties officeooo:rsid="000739e3"/>
    </style:style>
    <style:style style:name="T8" style:family="text">
      <style:text-properties officeooo:rsid="000acd71"/>
    </style:style>
    <style:style style:name="T9" style:family="text">
      <style:text-properties officeooo:rsid="000b273e"/>
    </style:style>
    <style:style style:name="T10" style:family="text">
      <style:text-properties officeooo:rsid="000c2aed"/>
    </style:style>
    <style:style style:name="T11" style:family="text">
      <style:text-properties officeooo:rsid="000ddb1d"/>
    </style:style>
    <style:style style:name="T12" style:family="text">
      <style:text-properties officeooo:rsid="000f68bb"/>
    </style:style>
    <style:style style:name="T13" style:family="text">
      <style:text-properties fo:font-style="normal" style:font-style-asian="normal" style:font-style-complex="normal"/>
    </style:style>
    <style:style style:name="T14" style:family="text">
      <style:text-properties fo:font-style="normal" officeooo:rsid="0017f9fc" style:font-style-asian="normal" style:font-style-complex="normal"/>
    </style:style>
    <style:style style:name="T15" style:family="text">
      <style:text-properties fo:font-style="normal" officeooo:rsid="00220eb2" style:font-style-asian="normal" style:font-style-complex="normal"/>
    </style:style>
    <style:style style:name="T16" style:family="text">
      <style:text-properties fo:font-style="normal" officeooo:rsid="002878b5" style:font-style-asian="normal" style:font-style-complex="normal"/>
    </style:style>
    <style:style style:name="T17" style:family="text">
      <style:text-properties fo:font-style="normal" officeooo:rsid="002a4f07" style:font-style-asian="normal" style:font-style-complex="normal"/>
    </style:style>
    <style:style style:name="T18" style:family="text">
      <style:text-properties fo:font-style="normal" officeooo:rsid="002b59ea" style:font-style-asian="normal" style:font-style-complex="normal"/>
    </style:style>
    <style:style style:name="T19" style:family="text">
      <style:text-properties fo:font-style="normal" officeooo:rsid="002ba3ef" style:font-style-asian="normal" style:font-style-complex="normal"/>
    </style:style>
    <style:style style:name="T20" style:family="text">
      <style:text-properties fo:font-style="normal" officeooo:rsid="0028052a" style:font-style-asian="normal" style:font-style-complex="normal"/>
    </style:style>
    <style:style style:name="T21" style:family="text">
      <style:text-properties fo:font-style="normal" officeooo:rsid="0036ea19" style:font-style-asian="normal" style:font-style-complex="normal"/>
    </style:style>
    <style:style style:name="T22" style:family="text">
      <style:text-properties fo:font-style="normal" officeooo:rsid="003736f3" style:font-style-asian="normal" style:font-style-complex="normal"/>
    </style:style>
    <style:style style:name="T23" style:family="text">
      <style:text-properties fo:font-style="normal" officeooo:rsid="0037a462" style:font-style-asian="normal" style:font-style-complex="normal"/>
    </style:style>
    <style:style style:name="T24" style:family="text">
      <style:text-properties fo:font-style="normal" officeooo:rsid="003ca16e" style:font-style-asian="normal" style:font-style-complex="normal"/>
    </style:style>
    <style:style style:name="T25" style:family="text">
      <style:text-properties fo:font-style="normal" officeooo:rsid="0040470b" style:font-style-asian="normal" style:font-style-complex="normal"/>
    </style:style>
    <style:style style:name="T26" style:family="text">
      <style:text-properties fo:font-style="normal" officeooo:rsid="00440111" style:font-style-asian="normal" style:font-style-complex="normal"/>
    </style:style>
    <style:style style:name="T27" style:family="text">
      <style:text-properties fo:font-style="normal" officeooo:rsid="004a42f7" style:font-style-asian="normal" style:font-style-complex="normal"/>
    </style:style>
    <style:style style:name="T28" style:family="text">
      <style:text-properties fo:font-style="normal" officeooo:rsid="009f949a" style:font-style-asian="normal" style:font-style-complex="normal"/>
    </style:style>
    <style:style style:name="T29" style:family="text">
      <style:text-properties fo:font-style="normal" officeooo:rsid="00a0c928" style:font-style-asian="normal" style:font-style-complex="normal"/>
    </style:style>
    <style:style style:name="T30" style:family="text">
      <style:text-properties fo:font-style="normal" officeooo:rsid="00a59eed" style:font-style-asian="normal" style:font-style-complex="normal"/>
    </style:style>
    <style:style style:name="T31" style:family="text">
      <style:text-properties fo:font-style="normal" officeooo:rsid="00a70fc0" style:font-style-asian="normal" style:font-style-complex="normal"/>
    </style:style>
    <style:style style:name="T32" style:family="text">
      <style:text-properties fo:font-style="normal" officeooo:rsid="00a95966" style:font-style-asian="normal" style:font-style-complex="normal"/>
    </style:style>
    <style:style style:name="T33" style:family="text">
      <style:text-properties fo:font-style="normal" officeooo:rsid="00ab2c45" style:font-style-asian="normal" style:font-style-complex="normal"/>
    </style:style>
    <style:style style:name="T34" style:family="text">
      <style:text-properties fo:font-style="normal" officeooo:rsid="00e17d26" style:font-style-asian="normal" style:font-style-complex="normal"/>
    </style:style>
    <style:style style:name="T35" style:family="text">
      <style:text-properties fo:font-style="normal" officeooo:rsid="00e502ac"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060a0" style:font-style-asian="normal" style:font-weight-asian="normal" style:font-style-complex="normal" style:font-weight-complex="normal"/>
    </style:style>
    <style:style style:name="T38" style:family="text">
      <style:text-properties fo:font-style="normal" fo:font-weight="normal" officeooo:rsid="0028052a" style:font-style-asian="normal" style:font-weight-asian="normal" style:font-style-complex="normal" style:font-weight-complex="normal"/>
    </style:style>
    <style:style style:name="T39" style:family="text">
      <style:text-properties fo:font-style="normal" fo:font-weight="normal" officeooo:rsid="002ba3ef" style:font-style-asian="normal" style:font-weight-asian="normal" style:font-style-complex="normal" style:font-weight-complex="normal"/>
    </style:style>
    <style:style style:name="T40" style:family="text">
      <style:text-properties fo:font-style="normal" fo:font-weight="normal" officeooo:rsid="00311750" style:font-style-asian="normal" style:font-weight-asian="normal" style:font-style-complex="normal" style:font-weight-complex="normal"/>
    </style:style>
    <style:style style:name="T41" style:family="text">
      <style:text-properties fo:font-style="normal" fo:font-weight="normal" officeooo:rsid="0034664c" style:font-style-asian="normal" style:font-weight-asian="normal" style:font-style-complex="normal" style:font-weight-complex="normal"/>
    </style:style>
    <style:style style:name="T42" style:family="text">
      <style:text-properties fo:font-style="normal" fo:font-weight="normal" officeooo:rsid="003b7c76" style:font-style-asian="normal" style:font-weight-asian="normal" style:font-style-complex="normal" style:font-weight-complex="normal"/>
    </style:style>
    <style:style style:name="T43" style:family="text">
      <style:text-properties fo:font-style="normal" fo:font-weight="normal" officeooo:rsid="003f8de6" style:font-style-asian="normal" style:font-weight-asian="normal" style:font-style-complex="normal" style:font-weight-complex="normal"/>
    </style:style>
    <style:style style:name="T44" style:family="text">
      <style:text-properties fo:font-style="normal" fo:font-weight="normal" officeooo:rsid="0040470b" style:font-style-asian="normal" style:font-weight-asian="normal" style:font-style-complex="normal" style:font-weight-complex="normal"/>
    </style:style>
    <style:style style:name="T45" style:family="text">
      <style:text-properties fo:font-style="normal" fo:font-weight="normal" officeooo:rsid="002ce53d" style:font-style-asian="normal" style:font-weight-asian="normal" style:font-style-complex="normal" style:font-weight-complex="normal"/>
    </style:style>
    <style:style style:name="T46" style:family="text">
      <style:text-properties fo:font-style="normal" fo:font-weight="normal" officeooo:rsid="00420fb7" style:font-style-asian="normal" style:font-weight-asian="normal" style:font-style-complex="normal" style:font-weight-complex="normal"/>
    </style:style>
    <style:style style:name="T47" style:family="text">
      <style:text-properties fo:font-style="normal" fo:font-weight="normal" officeooo:rsid="00440111" style:font-style-asian="normal" style:font-weight-asian="normal" style:font-style-complex="normal" style:font-weight-complex="normal"/>
    </style:style>
    <style:style style:name="T48" style:family="text">
      <style:text-properties fo:font-style="normal" fo:font-weight="normal" officeooo:rsid="00451d8b" style:font-style-asian="normal" style:font-weight-asian="normal" style:font-style-complex="normal" style:font-weight-complex="normal"/>
    </style:style>
    <style:style style:name="T49" style:family="text">
      <style:text-properties fo:font-style="normal" fo:font-weight="normal" officeooo:rsid="00480dfe" style:font-style-asian="normal" style:font-weight-asian="normal" style:font-style-complex="normal" style:font-weight-complex="normal"/>
    </style:style>
    <style:style style:name="T50" style:family="text">
      <style:text-properties fo:font-style="normal" fo:font-weight="normal" officeooo:rsid="0049c7c6" style:font-style-asian="normal" style:font-weight-asian="normal" style:font-style-complex="normal" style:font-weight-complex="normal"/>
    </style:style>
    <style:style style:name="T51" style:family="text">
      <style:text-properties fo:font-style="normal" fo:font-weight="normal" officeooo:rsid="0054edd7" style:font-style-asian="normal" style:font-weight-asian="normal" style:font-style-complex="normal" style:font-weight-complex="normal"/>
    </style:style>
    <style:style style:name="T52" style:family="text">
      <style:text-properties fo:font-style="normal" fo:font-weight="normal" officeooo:rsid="00581d1d" style:font-style-asian="normal" style:font-weight-asian="normal" style:font-style-complex="normal" style:font-weight-complex="normal"/>
    </style:style>
    <style:style style:name="T53" style:family="text">
      <style:text-properties fo:font-style="normal" fo:font-weight="normal" officeooo:rsid="004cfa07" style:font-style-asian="normal" style:font-weight-asian="normal" style:font-style-complex="normal" style:font-weight-complex="normal"/>
    </style:style>
    <style:style style:name="T54" style:family="text">
      <style:text-properties fo:font-style="normal" fo:font-weight="normal" officeooo:rsid="00658f7e" style:font-style-asian="normal" style:font-weight-asian="normal" style:font-style-complex="normal" style:font-weight-complex="normal"/>
    </style:style>
    <style:style style:name="T55" style:family="text">
      <style:text-properties fo:font-style="normal" fo:font-weight="normal" officeooo:rsid="0065e8c1" style:font-style-asian="normal" style:font-weight-asian="normal" style:font-style-complex="normal" style:font-weight-complex="normal"/>
    </style:style>
    <style:style style:name="T56" style:family="text">
      <style:text-properties fo:font-style="normal" fo:font-weight="normal" officeooo:rsid="0066099c" style:font-style-asian="normal" style:font-weight-asian="normal" style:font-style-complex="normal" style:font-weight-complex="normal"/>
    </style:style>
    <style:style style:name="T57" style:family="text">
      <style:text-properties fo:font-style="normal" fo:font-weight="normal" officeooo:rsid="00669893" style:font-style-asian="normal" style:font-weight-asian="normal" style:font-style-complex="normal" style:font-weight-complex="normal"/>
    </style:style>
    <style:style style:name="T58" style:family="text">
      <style:text-properties fo:font-style="normal" fo:font-weight="normal" officeooo:rsid="006a5228" style:font-style-asian="normal" style:font-weight-asian="normal" style:font-style-complex="normal" style:font-weight-complex="normal"/>
    </style:style>
    <style:style style:name="T59" style:family="text">
      <style:text-properties fo:font-style="normal" fo:font-weight="normal" officeooo:rsid="006f35b0" style:font-style-asian="normal" style:font-weight-asian="normal" style:font-style-complex="normal" style:font-weight-complex="normal"/>
    </style:style>
    <style:style style:name="T60" style:family="text">
      <style:text-properties fo:font-style="normal" fo:font-weight="normal" officeooo:rsid="006e2252" style:font-style-asian="normal" style:font-weight-asian="normal" style:font-style-complex="normal" style:font-weight-complex="normal"/>
    </style:style>
    <style:style style:name="T61" style:family="text">
      <style:text-properties fo:font-style="normal" fo:font-weight="normal" officeooo:rsid="00726683" style:font-style-asian="normal" style:font-weight-asian="normal" style:font-style-complex="normal" style:font-weight-complex="normal"/>
    </style:style>
    <style:style style:name="T62" style:family="text">
      <style:text-properties fo:font-style="normal" fo:font-weight="normal" officeooo:rsid="00737bf6" style:font-style-asian="normal" style:font-weight-asian="normal" style:font-style-complex="normal" style:font-weight-complex="normal"/>
    </style:style>
    <style:style style:name="T63" style:family="text">
      <style:text-properties fo:font-style="normal" fo:font-weight="normal" officeooo:rsid="0073bc6d" style:font-style-asian="normal" style:font-weight-asian="normal" style:font-style-complex="normal" style:font-weight-complex="normal"/>
    </style:style>
    <style:style style:name="T64" style:family="text">
      <style:text-properties fo:font-style="normal" fo:font-weight="normal" officeooo:rsid="00757539" style:font-style-asian="normal" style:font-weight-asian="normal" style:font-style-complex="normal" style:font-weight-complex="normal"/>
    </style:style>
    <style:style style:name="T65" style:family="text">
      <style:text-properties fo:font-style="normal" fo:font-weight="normal" officeooo:rsid="00d4ec8b" style:font-style-asian="normal" style:font-weight-asian="normal" style:font-style-complex="normal" style:font-weight-complex="normal"/>
    </style:style>
    <style:style style:name="T66" style:family="text">
      <style:text-properties fo:font-style="normal" fo:font-weight="normal" officeooo:rsid="00d6e62b" style:font-style-asian="normal" style:font-weight-asian="normal" style:font-style-complex="normal" style:font-weight-complex="normal"/>
    </style:style>
    <style:style style:name="T67" style:family="text">
      <style:text-properties fo:font-style="normal" fo:font-weight="normal" officeooo:rsid="00d87f12" style:font-style-asian="normal" style:font-weight-asian="normal" style:font-style-complex="normal" style:font-weight-complex="normal"/>
    </style:style>
    <style:style style:name="T68" style:family="text">
      <style:text-properties fo:font-style="normal" fo:font-weight="normal" officeooo:rsid="00d917d8" style:font-style-asian="normal" style:font-weight-asian="normal" style:font-style-complex="normal" style:font-weight-complex="normal"/>
    </style:style>
    <style:style style:name="T69" style:family="text">
      <style:text-properties fo:font-style="normal" fo:font-weight="normal" officeooo:rsid="00d9a71a" style:font-style-asian="normal" style:font-weight-asian="normal" style:font-style-complex="normal" style:font-weight-complex="normal"/>
    </style:style>
    <style:style style:name="T70" style:family="text">
      <style:text-properties fo:font-style="normal" fo:font-weight="normal" officeooo:rsid="00d9b370"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3060a0" style:font-style-asian="normal" style:font-weight-asian="bold" style:font-style-complex="normal" style:font-weight-complex="bold"/>
    </style:style>
    <style:style style:name="T73" style:family="text">
      <style:text-properties fo:font-style="normal" fo:font-weight="bold" officeooo:rsid="002ba3ef" style:font-style-asian="normal" style:font-weight-asian="bold" style:font-style-complex="normal" style:font-weight-complex="bold"/>
    </style:style>
    <style:style style:name="T74" style:family="text">
      <style:text-properties fo:font-style="normal" fo:font-weight="bold" officeooo:rsid="002ce53d" style:font-style-asian="normal" style:font-weight-asian="bold" style:font-style-complex="normal" style:font-weight-complex="bold"/>
    </style:style>
    <style:style style:name="T75" style:family="text">
      <style:text-properties fo:font-style="normal" fo:font-weight="bold" officeooo:rsid="0054edd7" style:font-style-asian="normal" style:font-weight-asian="bold" style:font-style-complex="normal" style:font-weight-complex="bold"/>
    </style:style>
    <style:style style:name="T76" style:family="text">
      <style:text-properties fo:font-style="normal" fo:font-weight="bold" officeooo:rsid="003b7c76" style:font-style-asian="normal" style:font-weight-asian="normal" style:font-style-complex="normal" style:font-weight-complex="normal"/>
    </style:style>
    <style:style style:name="T77" style:family="text">
      <style:text-properties fo:font-style="italic" style:font-style-asian="italic" style:font-style-complex="italic"/>
    </style:style>
    <style:style style:name="T78" style:family="text">
      <style:text-properties fo:font-style="italic" officeooo:rsid="002ba3ef" style:font-style-asian="italic" style:font-style-complex="italic"/>
    </style:style>
    <style:style style:name="T79" style:family="text">
      <style:text-properties fo:font-style="italic" officeooo:rsid="0028052a" style:font-style-asian="italic" style:font-style-complex="italic"/>
    </style:style>
    <style:style style:name="T80" style:family="text">
      <style:text-properties fo:font-style="italic" officeooo:rsid="004a42f7" style:font-style-asian="italic" style:font-style-complex="italic"/>
    </style:style>
    <style:style style:name="T81" style:family="text">
      <style:text-properties fo:font-style="italic" officeooo:rsid="0055f526" style:font-style-asian="italic" style:font-style-complex="italic"/>
    </style:style>
    <style:style style:name="T82" style:family="text">
      <style:text-properties fo:font-style="italic" officeooo:rsid="009f949a" style:font-style-asian="italic" style:font-style-complex="italic"/>
    </style:style>
    <style:style style:name="T83" style:family="text">
      <style:text-properties fo:font-style="italic" fo:font-weight="normal" officeooo:rsid="0028052a" style:font-style-asian="italic" style:font-weight-asian="normal" style:font-style-complex="italic" style:font-weight-complex="normal"/>
    </style:style>
    <style:style style:name="T84" style:family="text">
      <style:text-properties fo:font-style="italic" fo:font-weight="normal" officeooo:rsid="003060a0" style:font-style-asian="italic" style:font-weight-asian="normal" style:font-style-complex="italic" style:font-weight-complex="normal"/>
    </style:style>
    <style:style style:name="T85" style:family="text">
      <style:text-properties fo:font-style="italic" fo:font-weight="normal" officeooo:rsid="002ba3ef" style:font-style-asian="italic" style:font-weight-asian="normal" style:font-style-complex="italic" style:font-weight-complex="normal"/>
    </style:style>
    <style:style style:name="T86" style:family="text">
      <style:text-properties fo:font-style="italic" fo:font-weight="normal" officeooo:rsid="00440111" style:font-style-asian="italic" style:font-weight-asian="normal" style:font-style-complex="italic" style:font-weight-complex="normal"/>
    </style:style>
    <style:style style:name="T87" style:family="text">
      <style:text-properties fo:font-style="italic" fo:font-weight="normal" officeooo:rsid="004a42f7" style:font-style-asian="italic" style:font-weight-asian="normal" style:font-style-complex="italic" style:font-weight-complex="normal"/>
    </style:style>
    <style:style style:name="T88" style:family="text">
      <style:text-properties fo:font-style="italic" fo:font-weight="normal" officeooo:rsid="0055f526" style:font-style-asian="italic" style:font-weight-asian="normal" style:font-style-complex="italic" style:font-weight-complex="normal"/>
    </style:style>
    <style:style style:name="T89" style:family="text">
      <style:text-properties officeooo:rsid="001931d2"/>
    </style:style>
    <style:style style:name="T90" style:family="text">
      <style:text-properties officeooo:rsid="001f0210"/>
    </style:style>
    <style:style style:name="T91" style:family="text">
      <style:text-properties officeooo:rsid="00235de2"/>
    </style:style>
    <style:style style:name="T92" style:family="text">
      <style:text-properties officeooo:rsid="00246608"/>
    </style:style>
    <style:style style:name="T93" style:family="text">
      <style:text-properties officeooo:rsid="002613a9"/>
    </style:style>
    <style:style style:name="T94" style:family="text">
      <style:text-properties officeooo:rsid="002749bf"/>
    </style:style>
    <style:style style:name="T95" style:family="text">
      <style:text-properties officeooo:rsid="0027c7ca"/>
    </style:style>
    <style:style style:name="T96" style:family="text">
      <style:text-properties officeooo:rsid="0028052a"/>
    </style:style>
    <style:style style:name="T97" style:family="text">
      <style:text-properties officeooo:rsid="002ba3ef"/>
    </style:style>
    <style:style style:name="T98" style:family="text">
      <style:text-properties officeooo:rsid="004a42f7"/>
    </style:style>
    <style:style style:name="T99" style:family="text">
      <style:text-properties style:text-position="sub 58%" fo:font-style="italic" officeooo:rsid="004a42f7" style:font-style-asian="italic" style:font-style-complex="italic"/>
    </style:style>
    <style:style style:name="T100" style:family="text">
      <style:text-properties style:text-position="sub 58%" fo:font-style="italic" fo:font-weight="normal" officeooo:rsid="004a42f7" style:font-style-asian="italic" style:font-weight-asian="normal" style:font-style-complex="italic" style:font-weight-complex="normal"/>
    </style:style>
    <style:style style:name="T101" style:family="text">
      <style:text-properties style:text-position="0% 100%" fo:font-style="normal" fo:font-weight="normal" officeooo:rsid="004a42f7" style:font-style-asian="normal" style:font-weight-asian="normal" style:font-style-complex="normal" style:font-weight-complex="normal"/>
    </style:style>
    <style:style style:name="T102" style:family="text">
      <style:text-properties style:text-position="0% 100%" fo:font-style="normal" fo:font-weight="normal" officeooo:rsid="004cfa07" style:font-style-asian="normal" style:font-weight-asian="normal" style:font-style-complex="normal" style:font-weight-complex="normal"/>
    </style:style>
    <style:style style:name="T103" style:family="text">
      <style:text-properties officeooo:rsid="00504573"/>
    </style:style>
    <style:style style:name="T104" style:family="text">
      <style:text-properties style:font-name="Liberation Sans" fo:font-size="16.1000003814697pt" fo:font-weight="bold" officeooo:rsid="005df5d7" style:font-name-asian="Noto Sans CJK SC" style:font-size-asian="16.1000003814697pt" style:font-weight-asian="bold" style:font-name-complex="Noto Sans Hebrew" style:font-size-complex="16.1000003814697pt" style:font-weight-complex="bold"/>
    </style:style>
    <style:style style:name="T105" style:family="text">
      <style:text-properties style:font-name="Liberation Sans" fo:font-size="18.2000007629395pt" fo:font-weight="bold" officeooo:rsid="00fcc931" style:font-name-asian="Noto Sans CJK SC" style:font-size-asian="18.2000007629395pt" style:font-weight-asian="bold" style:font-name-complex="Noto Sans Hebrew" style:font-size-complex="18.2000007629395pt" style:font-weight-complex="bold"/>
    </style:style>
    <style:style style:name="T106" style:family="text">
      <style:text-properties officeooo:rsid="007a269a"/>
    </style:style>
    <style:style style:name="T107" style:family="text">
      <style:text-properties officeooo:rsid="007d282b"/>
    </style:style>
    <style:style style:name="T108" style:family="text">
      <style:text-properties officeooo:rsid="007df6a7"/>
    </style:style>
    <style:style style:name="T109" style:family="text">
      <style:text-properties officeooo:rsid="00806056"/>
    </style:style>
    <style:style style:name="T110" style:family="text">
      <style:text-properties officeooo:rsid="0082f6c1"/>
    </style:style>
    <style:style style:name="T111" style:family="text">
      <style:text-properties officeooo:rsid="00856756"/>
    </style:style>
    <style:style style:name="T112" style:family="text">
      <style:text-properties officeooo:rsid="0085b66e"/>
    </style:style>
    <style:style style:name="T113" style:family="text">
      <style:text-properties officeooo:rsid="00871630"/>
    </style:style>
    <style:style style:name="T114" style:family="text">
      <style:text-properties officeooo:rsid="008812fd"/>
    </style:style>
    <style:style style:name="T115" style:family="text">
      <style:text-properties officeooo:rsid="0089b42a"/>
    </style:style>
    <style:style style:name="T116" style:family="text">
      <style:text-properties officeooo:rsid="008a12a8"/>
    </style:style>
    <style:style style:name="T117" style:family="text">
      <style:text-properties officeooo:rsid="008adbd2"/>
    </style:style>
    <style:style style:name="T118" style:family="text">
      <style:text-properties officeooo:rsid="008cc15d"/>
    </style:style>
    <style:style style:name="T119" style:family="text">
      <style:text-properties officeooo:rsid="008e8b3c"/>
    </style:style>
    <style:style style:name="T120" style:family="text">
      <style:text-properties officeooo:rsid="0090ce0c"/>
    </style:style>
    <style:style style:name="T121" style:family="text">
      <style:text-properties officeooo:rsid="00911991"/>
    </style:style>
    <style:style style:name="T122" style:family="text">
      <style:text-properties officeooo:rsid="00926f96"/>
    </style:style>
    <style:style style:name="T123" style:family="text">
      <style:text-properties officeooo:rsid="00949dc6"/>
    </style:style>
    <style:style style:name="T124" style:family="text">
      <style:text-properties officeooo:rsid="0095d4e0"/>
    </style:style>
    <style:style style:name="T125" style:family="text">
      <style:text-properties officeooo:rsid="009a5caa"/>
    </style:style>
    <style:style style:name="T126" style:family="text">
      <style:text-properties officeooo:rsid="009be5fc"/>
    </style:style>
    <style:style style:name="T127" style:family="text">
      <style:text-properties officeooo:rsid="009cb9a4"/>
    </style:style>
    <style:style style:name="T128" style:family="text">
      <style:text-properties officeooo:rsid="009e788a"/>
    </style:style>
    <style:style style:name="T129" style:family="text">
      <style:text-properties officeooo:rsid="009f949a"/>
    </style:style>
    <style:style style:name="T130" style:family="text">
      <style:text-properties officeooo:rsid="00b1085c"/>
    </style:style>
    <style:style style:name="T131" style:family="text">
      <style:text-properties officeooo:rsid="00b24545"/>
    </style:style>
    <style:style style:name="T132" style:family="text">
      <style:text-properties officeooo:rsid="00b341d2"/>
    </style:style>
    <style:style style:name="T133" style:family="text">
      <style:text-properties officeooo:rsid="00b4b4dd"/>
    </style:style>
    <style:style style:name="T134" style:family="text">
      <style:text-properties officeooo:rsid="00b646fa"/>
    </style:style>
    <style:style style:name="T135" style:family="text">
      <style:text-properties officeooo:rsid="00b895c8"/>
    </style:style>
    <style:style style:name="T136" style:family="text">
      <style:text-properties officeooo:rsid="00b996ce"/>
    </style:style>
    <style:style style:name="T137" style:family="text">
      <style:text-properties officeooo:rsid="00ba168c"/>
    </style:style>
    <style:style style:name="T138" style:family="text">
      <style:text-properties officeooo:rsid="00ba9cf1"/>
    </style:style>
    <style:style style:name="T139" style:family="text">
      <style:text-properties officeooo:rsid="00bc8fb1"/>
    </style:style>
    <style:style style:name="T140" style:family="text">
      <style:text-properties officeooo:rsid="00be2389"/>
    </style:style>
    <style:style style:name="T141" style:family="text">
      <style:text-properties officeooo:rsid="00bf9f4b"/>
    </style:style>
    <style:style style:name="T142" style:family="text">
      <style:text-properties officeooo:rsid="00c2648e"/>
    </style:style>
    <style:style style:name="T143" style:family="text">
      <style:text-properties officeooo:rsid="00c919db"/>
    </style:style>
    <style:style style:name="T144" style:family="text">
      <style:text-properties officeooo:rsid="00ca2fe6"/>
    </style:style>
    <style:style style:name="T145" style:family="text">
      <style:text-properties officeooo:rsid="00cbc498"/>
    </style:style>
    <style:style style:name="T146" style:family="text">
      <style:text-properties officeooo:rsid="00cdeeeb"/>
    </style:style>
    <style:style style:name="T147" style:family="text">
      <style:text-properties officeooo:rsid="00d28f16"/>
    </style:style>
    <style:style style:name="T148" style:family="text">
      <style:text-properties officeooo:rsid="00db748e"/>
    </style:style>
    <style:style style:name="T149" style:family="text">
      <style:text-properties officeooo:rsid="00dcfe51"/>
    </style:style>
    <style:style style:name="T150" style:family="text">
      <style:text-properties officeooo:rsid="00de0fe6"/>
    </style:style>
    <style:style style:name="T151" style:family="text">
      <style:text-properties officeooo:rsid="00e15d7d"/>
    </style:style>
    <style:style style:name="T152" style:family="text">
      <style:text-properties officeooo:rsid="00e6f0da"/>
    </style:style>
    <style:style style:name="T153" style:family="text">
      <style:text-properties officeooo:rsid="00ea6d29"/>
    </style:style>
    <style:style style:name="T154" style:family="text">
      <style:text-properties officeooo:rsid="00f9bb25"/>
    </style:style>
    <style:style style:name="T155" style:family="text">
      <style:text-properties officeooo:rsid="00fad89a"/>
    </style:style>
    <style:style style:name="T156" style:family="text">
      <style:text-properties officeooo:rsid="00fcc931"/>
    </style:style>
    <style:style style:name="T157" style:family="text">
      <style:text-properties officeooo:rsid="00fd67b0"/>
    </style:style>
    <style:style style:name="T158" style:family="text">
      <style:text-properties officeooo:rsid="00ff65eb"/>
    </style:style>
    <style:style style:name="T159" style:family="text">
      <style:text-properties officeooo:rsid="00ffaf79"/>
    </style:style>
    <style:style style:name="T160" style:family="text">
      <style:text-properties officeooo:rsid="010154da"/>
    </style:style>
    <style:style style:name="T161" style:family="text">
      <style:text-properties officeooo:rsid="0101d303"/>
    </style:style>
    <style:style style:name="T162" style:family="text">
      <style:text-properties officeooo:rsid="010289c6"/>
    </style:style>
    <style:style style:name="T163" style:family="text">
      <style:text-properties officeooo:rsid="010372f8"/>
    </style:style>
    <style:style style:name="T164" style:family="text">
      <style:text-properties officeooo:rsid="010384b5"/>
    </style:style>
    <style:style style:name="T165" style:family="text">
      <style:text-properties officeooo:rsid="0103f352"/>
    </style:style>
    <style:style style:name="T166" style:family="text">
      <style:text-properties officeooo:rsid="0105dbb5"/>
    </style:style>
    <style:style style:name="T167" style:family="text">
      <style:text-properties officeooo:rsid="0107ee52"/>
    </style:style>
    <style:style style:name="T168" style:family="text">
      <style:text-properties officeooo:rsid="01086ca5"/>
    </style:style>
    <style:style style:name="T169" style:family="text">
      <style:text-properties officeooo:rsid="01101dd6"/>
    </style:style>
    <style:style style:name="T170" style:family="text">
      <style:text-properties officeooo:rsid="0110f431"/>
    </style:style>
    <style:style style:name="T171" style:family="text">
      <style:text-properties officeooo:rsid="0111332c"/>
    </style:style>
    <style:style style:name="T172" style:family="text">
      <style:text-properties officeooo:rsid="0112146e"/>
    </style:style>
    <style:style style:name="T173" style:family="text">
      <style:text-properties officeooo:rsid="0112c469"/>
    </style:style>
    <style:style style:name="T174" style:family="text">
      <style:text-properties style:font-name="Liberation Mono" officeooo:rsid="0114ab61" style:font-name-asian="Noto Sans Mono CJK SC" style:font-name-complex="Liberation Mono"/>
    </style:style>
    <style:style style:name="T175" style:family="text">
      <style:text-properties officeooo:rsid="0115c184"/>
    </style:style>
    <style:style style:name="T176" style:family="text">
      <style:text-properties officeooo:rsid="01173fc9"/>
    </style:style>
    <style:style style:name="T177" style:family="text">
      <style:text-properties officeooo:rsid="0117a987"/>
    </style:style>
    <style:style style:name="T178" style:family="text">
      <style:text-properties officeooo:rsid="011a6a9b"/>
    </style:style>
    <style:style style:name="T179" style:family="text">
      <style:text-properties officeooo:rsid="011c1d28"/>
    </style:style>
    <style:style style:name="T180" style:family="text">
      <style:text-properties officeooo:rsid="011e8b67"/>
    </style:style>
    <style:style style:name="T181" style:family="text">
      <style:text-properties officeooo:rsid="011fb5e4"/>
    </style:style>
    <style:style style:name="T182" style:family="text">
      <style:text-properties officeooo:rsid="0121633a"/>
    </style:style>
    <style:style style:name="T183" style:family="text">
      <style:text-properties officeooo:rsid="0121f09e"/>
    </style:style>
    <style:style style:name="T184" style:family="text">
      <style:text-properties officeooo:rsid="0123e66d"/>
    </style:style>
    <style:style style:name="T185" style:family="text">
      <style:text-properties officeooo:rsid="0124cee6"/>
    </style:style>
    <style:style style:name="T186" style:family="text">
      <style:text-properties officeooo:rsid="01269dc7"/>
    </style:style>
    <style:style style:name="T187" style:family="text">
      <style:text-properties officeooo:rsid="012706df"/>
    </style:style>
    <style:style style:name="T188" style:family="text">
      <style:text-properties officeooo:rsid="0128a1b6"/>
    </style:style>
    <style:style style:name="T189" style:family="text">
      <style:text-properties officeooo:rsid="01298f99"/>
    </style:style>
    <style:style style:name="T190" style:family="text">
      <style:text-properties officeooo:rsid="012b9b2d"/>
    </style:style>
    <style:style style:name="T191" style:family="text">
      <style:text-properties officeooo:rsid="012d7333"/>
    </style:style>
    <style:style style:name="T192" style:family="text">
      <style:text-properties officeooo:rsid="012ef93d"/>
    </style:style>
    <style:style style:name="T193" style:family="text">
      <style:text-properties officeooo:rsid="012f1d40"/>
    </style:style>
    <style:style style:name="T194" style:family="text">
      <style:text-properties officeooo:rsid="012ffd00"/>
    </style:style>
    <style:style style:name="T195" style:family="text">
      <style:text-properties officeooo:rsid="0130e9ee"/>
    </style:style>
    <style:style style:name="T196" style:family="text">
      <style:text-properties officeooo:rsid="01324e8a"/>
    </style:style>
    <style:style style:name="T197" style:family="text">
      <style:text-properties officeooo:rsid="0134a58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Paying Salaries to Scientists Using Prediction Markets on Blockchain</text:p>
      <text:p text:style-name="P76">Victor Porton – <text:a xlink:type="simple" xlink:href="https://orcid.org/0000-0001-7064-7975" text:style-name="Internet_20_link" text:visited-style-name="Visited_20_Internet_20_Link">https://orcid.org/0000-0001-7064-7975</text:a></text:p>
      <text:p text:style-name="P41"><text:span text:style-name="T2">Keywords:</text:span> blockchain, crypto, cryptocurrency, <text:s/>salaries, funding science, funding scientific research, funding free software, funding open source software</text:p>
      <text:p text:style-name="P2"><text:span text:style-name="T3">Abstract:</text:span><text:span text:style-name="T1"> It’s described an applied technology to pay </text:span><text:span text:style-name="T144">(fair)</text:span><text:span text:style-name="T1"> salaries to scientists and free software authors based on their forecast future “score” (such as the number of direct and indirect citations in a point of time in the future). </text:span><text:span text:style-name="T5">Forecasting is doing </text:span><text:span text:style-name="T143">using</text:span><text:span text:style-name="T5"> prediction markets. Prediction markets can be effectively used to transfer money from the future (provided we can predict the future well enough).</text:span><text:span text:style-name="T1"> </text:span><text:span text:style-name="T5">The technology is being implemented in the Ethereum blockchain. </text:span><text:span text:style-name="T7">It’s c</text:span><text:span text:style-name="T6">onsidered a market solution of the problem to stimulate search engine owners to invest into scoring scientists. </text:span><text:span text:style-name="T165">This system can be also used for carbon accounting and other common goods.</text:span></text:p>
      <text:h text:style-name="Heading_20_1" text:outline-level="1">Introduction</text:h>
      <text:p text:style-name="P3">The ideas first originate from my less formal writing <text:bibliography-mark text:identifier="liberatarianism" text:bibliography-type="book" text:author="Victor Porton" text:title="Social Crypto Libertarianism (Not Capital)" text:year="2020" text:url="https://leanpub.com/socialcrypto">[1]</text:bibliography-mark>.</text:p>
      <text:p text:style-name="P4">The problem of scientists and free software authors not receiving the due reward for their work for the common good is well known. <text:span text:style-name="T9">Many free software authors also work at a different job just not to die of hunger during creation of common good. </text:span><text:span text:style-name="T145">Some die.</text:span></text:p>
      <text:p text:style-name="P4"><text:span text:style-name="T8">The problem is worsened by discrimination of various categories of people. </text:span><text:span text:style-name="T10">One of the discriminations is the system of academic degrees (that is the purchased for money right to be paid for a work) that sometimes qualified well-working persons do not have.</text:span></text:p>
      <text:p text:style-name="P5">Another problem is that the distribution of the reward inside the categories of scientists and free software authors is not just. Some projects dominate, other projects that could be perspective in the future are in monetary stagnation at the very beginning. <text:span text:style-name="T11">That’s because the distribution of reward is highly associated with the current success of a project rather than its future perspectives, </text:span><text:span text:style-name="T12">because such perspectives are hard to value</text:span><text:span text:style-name="T11">.</text:span></text:p>
      <text:p text:style-name="P5">The author offers a blockchain-based solution to this problem.</text:p>
      <text:p text:style-name="P6">Valuing of the future utility of a project is proposed to be market-based, to bring monetary incentives to many expert to value a project and for the best experts opinion to be weighted more than the opinion of an average person.</text:p>
      <text:h text:style-name="Heading_20_1" text:outline-level="1"><text:soft-page-break/>Prediction Markets</text:h>
      <text:p text:style-name="P1">Prediction Markets can be defined as markets for future events. Such platforms make it possible to obtain, aggregate and process information of dispersed knowledge. Two different contract categories require differentiation: binary (reveal probabilities of occurrence) and indexed (reveal mean values of the underlying index). Both payoff types are present in the analysed dataset of this study. Binary contracts are stocks tied to events that either occur or do not occur at a specific date or time interval. Contracts pay off $1 (or $10, $100, respectively) in case an event happens, zero otherwise. A hypothetical example for a contract is whether or not the United Nations will impose additional sanctions against Iran before 31.12.2010, paying off $1 if the event occurs according to predefined sources within this interval; zero if it does not. A market price of $0.67 suggests that the last trading occurrence between traders implies a 67% probability of occurrence.</text:p>
      <text:p text:style-name="P1">Indexed contracts pay out the corresponding value of an underlying indicator (e.g. stock prices, interest rates, exchange rates, GDP, industry-specific data, etc.) at a specific date or the mean over a specific range, respectively. A contract paying off $1 for each rounded thousand-digit of the Dow Jones Industrial Index at 31.12.2010 is an example for an indexedcontract/event. Assuming a value of 12,230 at expiry date this contract would pay off $12. The ex-ante market value (e.g. $8.71) reveals the market’s mean value of what the market believes that value will be upon expiry. <text:bibliography-mark text:identifier="matter" text:bibliography-type="book" text:author="Diemer, Sebastian" text:publisher="Diplomica Verlag" text:title="Does money matter in predicting future events?" text:year="2013" text:url="https://ebookcentral.proquest.com/lib/univ-people-ebooks/detail.action?docID=1640347">[2]</text:bibliography-mark></text:p>
      <text:p text:style-name="P7">In this article I will consider <text:span text:style-name="T89">exclusively </text:span>“quantitative” <text:span text:style-name="T146">(rather than yes/no) </text:span>(for <text:span text:style-name="T77">indexed contracts</text:span><text:span text:style-name="T13"> above) prediction markets.</text:span></text:p>
      <text:p text:style-name="P46"><text:span text:style-name="T14">“</text:span><text:span text:style-name="T13">Conditional Tokens are a new, application-agnostic, asset class designed to facilitate the creation of highly liquid prediction markets. They enable combinatorial outcomes for high resolution information discovery through prediction markets.</text:span><text:span text:style-name="T14">” </text:span><text:span text:style-name="T14"><text:bibliography-mark text:identifier="cond-tokens" text:bibliography-type="www" text:author="Gnosis Developer Portal" text:title="Gnosis Developer Portal Conditional Tokens · Create conditional tokens, a new asset class with richer informational capabilities that makes the outcome of any future event tradable" text:year="Retrieved 11 Dec 2020" text:url="https://docs.gnosis.io/conditionaltokens/">[3]</text:bibliography-mark></text:span><text:span text:style-name="T15"> That is conditional tokens is the blockchain way of facilitating prediction markets.</text:span></text:p>
      <text:p text:style-name="P47"><text:span text:style-name="T15">S</text:span><text:span text:style-name="T13">o condition tokens are guaranteed by the cryptographic logic of the blockchain to be exchanged for some other asset (</text:span><text:span text:style-name="T77">collateral</text:span><text:span text:style-name="T13">) proportional to the index values at the time </text:span><text:span text:style-name="T18">(to be precise, after the time) </text:span><text:span text:style-name="T13">of the event.</text:span></text:p>
      <text:p text:style-name="P54">In fact, there can be multiple collateral currencies, but that does not matter much for our discussion, as in a free stable market they are just different representations of the same measure of value.</text:p>
      <text:h text:style-name="Heading_20_2" text:outline-level="2"><text:span text:style-name="T104">Prediction Market as an Estimation of</text:span> the Future</text:h>
      <text:p text:style-name="P8">My (probably original) idea is to associate future indexes <text:span text:style-name="T91">(determined by a conditional token) </text:span>in an indexed contract of a prediction market with users’ monetary accounts (for example, with Ethereum addresses) <text:span text:style-name="T90">while allocating </text:span><text:span text:style-name="T92">each registered user </text:span><text:span text:style-name="T93">(i.e. anybody </text:span><text:soft-page-break/><text:span text:style-name="T93">on the market) </text:span><text:span text:style-name="T92">some supply of his (or her or institutional) “own” condition token </text:span><text:span text:style-name="T147">(that he can later sell)</text:span>.</text:p>
      <text:p text:style-name="P9">The simplest way to allocate conditional tokens to a registered user is to give him a fixed amount of tokens (e.g. 1000) once at the time of registration.</text:p>
      <text:p text:style-name="P9">Another approach is to give a registered user amount of tokens proportional to the time since registration (or since some fixed moment of time in the past). <text:span text:style-name="T94">In this case the amount of allocated tokens per unit of time may be constant or some function of time.</text:span></text:p>
      <text:p text:style-name="P12"><text:span text:style-name="T96">Let </text:span><text:span text:style-name="T79">f</text:span><text:span text:style-name="T20">(</text:span><text:span text:style-name="T79">u</text:span><text:span text:style-name="T20">,</text:span><text:span text:style-name="T79"> c</text:span><text:span text:style-name="T20">,</text:span><text:span text:style-name="T79"> t</text:span><text:span text:style-name="T20">) be the </text:span><text:span text:style-name="T21">total price</text:span><text:span text:style-name="T20"> </text:span><text:span text:style-name="T16">(relative the the </text:span><text:span text:style-name="T21">summary total price of all the conditional tokens in </text:span><text:span text:style-name="T22">our set of conditional token</text:span><text:span text:style-name="T23">s</text:span><text:span text:style-name="T16">) </text:span><text:span text:style-name="T20">of the conditional token </text:span><text:span text:style-name="T79">c</text:span><text:span text:style-name="T20"> at user </text:span><text:span text:style-name="T79">u</text:span><text:span text:style-name="T20"> account at the time </text:span><text:span text:style-name="T79">t</text:span><text:span text:style-name="T20">.</text:span></text:p>
      <text:p text:style-name="P48"><text:span text:style-name="T13">Let </text:span><text:span text:style-name="T77">g</text:span><text:span text:style-name="T13">(</text:span><text:span text:style-name="T77">c</text:span><text:span text:style-name="T13">) be the </text:span><text:span text:style-name="T17">amount (relative to the entire market) o</text:span><text:span text:style-name="T19">f</text:span><text:span text:style-name="T17"> the </text:span><text:span text:style-name="T19">collateral given (in the future) for token </text:span><text:span text:style-name="T78">c</text:span><text:span text:style-name="T19">.</text:span></text:p>
      <text:p text:style-name="P49"><text:span text:style-name="T19">T</text:span><text:span text:style-name="T13">he further theorems will assume a free market with gratis transfer of tokens. </text:span><text:span text:style-name="T25">I don’t try to formulate the “theorems” fully formally, but just use the well known facts about markets.</text:span></text:p>
      <text:p text:style-name="P13"><text:span text:style-name="T4">Theorem.</text:span><text:span text:style-name="T95"> If </text:span><text:span text:style-name="T97">the </text:span><text:span text:style-name="T103">forecast</text:span><text:span text:style-name="T98"> function</text:span><text:span text:style-name="T80"> g</text:span><text:span text:style-name="T27"> (let’s denote it </text:span><text:span text:style-name="T80">g</text:span><text:span text:style-name="T99">*</text:span><text:span text:style-name="T27">)</text:span><text:span text:style-name="T78"> </text:span><text:span text:style-name="T97">is </text:span><text:span text:style-name="T98">the same</text:span><text:span text:style-name="T97"> </text:span><text:span text:style-name="T98">for </text:span><text:span text:style-name="T97">every market participant and every market participant buys/sells the conditional tokens in such a way that maximizes his collateral at the time of the event</text:span><text:span text:style-name="T19"> </text:span><text:span text:style-name="T24">(provided that there are no other incentives or disincentives to transfer conditional tokens except to get the collateral in the future)</text:span><text:span text:style-name="T97">, then </text:span><text:span text:style-name="T79">f</text:span><text:span text:style-name="T20">(</text:span><text:span text:style-name="T79">u</text:span><text:span text:style-name="T20">,</text:span><text:span text:style-name="T79"> c</text:span><text:span text:style-name="T20">,</text:span><text:span text:style-name="T79"> t</text:span><text:span text:style-name="T20">) </text:span><text:span text:style-name="T19">= </text:span><text:span text:style-name="T80">g</text:span><text:span text:style-name="T99">*</text:span><text:span text:style-name="T19">(</text:span><text:span text:style-name="T78">c</text:span><text:span text:style-name="T19">, </text:span><text:span text:style-name="T81">t</text:span><text:span text:style-name="T19">) </text:span><text:span text:style-name="T26">after a short period of time since the start of the trading</text:span><text:span text:style-name="T19">. </text:span><text:span text:style-name="T26">We assume the trade can be done quickly enough.</text:span></text:p>
      <text:p text:style-name="P14"><text:span text:style-name="T73">P</text:span><text:span text:style-name="T74">roof.</text:span><text:span text:style-name="T45"> </text:span><text:span text:style-name="T44">Suppose the contrary. Then there is a price discrepancy </text:span><text:span text:style-name="T46">between the value (the desire to maximize the collateral) of the conditional tokens and the price of the conditional tokens. It causes the traders to compensate this discrepancy. </text:span><text:span text:style-name="T47">To finish the proof we note that this kind of market is stable and therefore </text:span><text:span text:style-name="T86">f</text:span><text:span text:style-name="T47">(</text:span><text:span text:style-name="T86">u</text:span><text:span text:style-name="T47">, </text:span><text:span text:style-name="T86">c</text:span><text:span text:style-name="T47">, </text:span><text:span text:style-name="T86">t</text:span><text:span text:style-name="T47">) quickly </text:span><text:span text:style-name="T48">becomes equal </text:span><text:span text:style-name="T49">to</text:span><text:span text:style-name="T47"> </text:span><text:span text:style-name="T87">g</text:span><text:span text:style-name="T100">*</text:span><text:span text:style-name="T47">(</text:span><text:span text:style-name="T86">c</text:span><text:span text:style-name="T47">) </text:span><text:span text:style-name="T50">(as it requires a finite amount of deals)</text:span><text:span text:style-name="T47">.</text:span></text:p>
      <text:p text:style-name="P15"><text:span text:style-name="T72">Corollary.</text:span><text:span text:style-name="T37"> </text:span><text:span text:style-name="T43">Under the conditions of the above theorem, i</text:span><text:span text:style-name="T37">f a limit of </text:span><text:span text:style-name="T83">f</text:span><text:span text:style-name="T38">(</text:span><text:span text:style-name="T83">u</text:span><text:span text:style-name="T38">,</text:span><text:span text:style-name="T83"> c</text:span><text:span text:style-name="T38">,</text:span><text:span text:style-name="T83"> t</text:span><text:span text:style-name="T38">) </text:span><text:span text:style-name="T37">is taken on a set of markets with the </text:span><text:span text:style-name="T40">“forecast” </text:span><text:span text:style-name="T87">g</text:span><text:span text:style-name="T100">*</text:span><text:span text:style-name="T37"> approaching </text:span><text:span text:style-name="T84">g</text:span><text:span text:style-name="T37"> then </text:span><text:span text:style-name="T83">f</text:span><text:span text:style-name="T38">(</text:span><text:span text:style-name="T83">u</text:span><text:span text:style-name="T38">,</text:span><text:span text:style-name="T83"> c</text:span><text:span text:style-name="T38">,</text:span><text:span text:style-name="T83"> t</text:span><text:span text:style-name="T38">) →</text:span><text:span text:style-name="T39"> </text:span><text:span text:style-name="T85">g</text:span><text:span text:style-name="T39">(</text:span><text:span text:style-name="T85">c</text:span><text:span text:style-name="T39">), </text:span><text:span text:style-name="T41">provided that the market participants transfer funds quickly after each change of estimated </text:span><text:span text:style-name="T87">g</text:span><text:span text:style-name="T100">*</text:span><text:span text:style-name="T39">.</text:span></text:p>
      <text:p text:style-name="P10"><text:span text:style-name="T73">P</text:span><text:span text:style-name="T71">roof.</text:span><text:span text:style-name="T36"> </text:span><text:span text:style-name="T83">f</text:span><text:span text:style-name="T38">(</text:span><text:span text:style-name="T83">u</text:span><text:span text:style-name="T38">,</text:span><text:span text:style-name="T83"> c</text:span><text:span text:style-name="T38">,</text:span><text:span text:style-name="T83"> t</text:span><text:span text:style-name="T38">) </text:span><text:span text:style-name="T39">= </text:span><text:span text:style-name="T87">g</text:span><text:span text:style-name="T100">*</text:span><text:span text:style-name="T39">(</text:span><text:span text:style-name="T85">c</text:span><text:span text:style-name="T39">, </text:span><text:span text:style-name="T88">t</text:span><text:span text:style-name="T39">) →</text:span><text:span text:style-name="T52"> </text:span><text:span text:style-name="T85">g</text:span><text:span text:style-name="T39">(</text:span><text:span text:style-name="T85">c</text:span><text:span text:style-name="T39">).</text:span></text:p>
      <text:p text:style-name="P16"><text:span text:style-name="T75">Open problem.</text:span><text:span text:style-name="T51"> </text:span><text:span text:style-name="T65">Prove t</text:span><text:span text:style-name="T53">he generalization of the last corollary if </text:span><text:span text:style-name="T87">g</text:span><text:span text:style-name="T100">*</text:span><text:span text:style-name="T101"> </text:span><text:span text:style-name="T102">is different for each market participant.</text:span></text:p>
      <text:p text:style-name="P11"><text:span text:style-name="T36">In other words, if the future is known well enough, then the </text:span><text:span text:style-name="T42">price of conditional tokens is proportional to the future amount of the collateral.</text:span></text:p>
      <text:p text:style-name="P17"><text:span text:style-name="T42">“The </text:span><text:span text:style-name="T76">efficient-market hypothesis</text:span><text:span text:style-name="T42"> (</text:span><text:span text:style-name="T76">EMH</text:span><text:span text:style-name="T42">) is a hypothesis in financial economics that states that asset prices reflect all available information. A direct implication is that it is impossible to "beat the market" consistently on a risk-adjusted basis since market prices </text:span><text:soft-page-break/><text:span text:style-name="T42">should only react to new information.” </text:span><text:span text:style-name="T42"><text:bibliography-mark text:identifier="efficient" text:bibliography-type="www" text:author="Wikipedia contributors" text:publisher="Wikipedia, The Free Encyclopedia" text:title="Efficient-market hypothesis" text:year="5 December 2020 13:15 UTC" text:url="https://en.wikipedia.org/w/index.php?title=Efficient-market_hypothesis&amp;oldid=992474133" text:custom1="11 December 2020 18:49 UTC">[4]</text:bibliography-mark></text:span><text:span text:style-name="T42"> </text:span><text:span text:style-name="T54">The same Wikipedia article states that EMH was widely criticized.</text:span></text:p>
      <text:p text:style-name="P18"><text:span text:style-name="T42">H</text:span><text:span text:style-name="T55">owever, from EMH and the above theorem it follows that prediction market is the best mean people have to predict the future. I assume, it is really one of the best means. In any case, it </text:span><text:span text:style-name="T56">is in a sense the most democratic or liberal mean: we can’t easily choose an arbitrary person (“expert”) to do predictions for us, because different experts have different criteria of how to choose other experts, but the market chooses experts for us, having it weighted as the most well behaving experts (in fact, traders) bear the most “weight” (money) in the system, </text:span><text:span text:style-name="T57">instead of the “democratic” vote of average stupids</text:span><text:span text:style-name="T56">.</text:span></text:p>
      <text:h text:style-name="P59" text:outline-level="2">Transferring Money from the Future</text:h>
      <text:p text:style-name="P19"><text:span text:style-name="T42">T</text:span><text:span text:style-name="T58">he above theorems imply that knowing the future well enough, the values of the conditional tokens at present are equal to the values of the collateral in the future </text:span><text:span text:style-name="T62">(relatively to the sizes of the present and the future markets)</text:span><text:span text:style-name="T58">.</text:span></text:p>
      <text:p text:style-name="P20">The collateral may be placed into the prediction market in the future, the conditional tokens can be used now. So, provided that somebody placed a collateral in the future, we can withdraw the conditional token in present, that is we have effectively a mean of transferring money from the future.</text:p>
      <text:p text:style-name="P22"><text:span text:style-name="T59">Give</text:span><text:span text:style-name="T60"> Nobel Prize for invention of time machine :-) </text:span><text:span text:style-name="T61">Seriously, prediction markets and conditional tokens were well know at the time of this writing, but I am probably the first person who proposed </text:span><text:span text:style-name="T66">very simple ide</text:span><text:span text:style-name="T67">a</text:span><text:span text:style-name="T66"> </text:span><text:span text:style-name="T61">to associate them with users’ accounts to facilitate transfer of money to these accounts from the future.</text:span></text:p>
      <text:p text:style-name="P23"><text:span text:style-name="T61">W</text:span><text:span text:style-name="T36">ell, there were known methods of putting money in the future and taking it now, e.g. bank loans </text:span><text:span text:style-name="T64">a</text:span><text:span text:style-name="T68">n</text:span><text:span text:style-name="T64">d </text:span><text:span text:style-name="T69">angel </text:span><text:span text:style-name="T64">investment</text:span><text:span text:style-name="T36">. But they don’t provide equality (or approaching of equality) of the future put m</text:span><text:span text:style-name="T63">oney to the money withdrawn at present, so they are not really “transferring money from the future”. </text:span><text:span text:style-name="T70">They also have a high threshold to entry.</text:span></text:p>
      <text:p text:style-name="P24"><text:span text:style-name="T63">L</text:span><text:span text:style-name="T36">oans and investments unlike my method don’t integrate a systematic method of estimating a future value, so they are arbitrary and thus inefficient.</text:span></text:p>
      <text:h text:style-name="Heading_20_1" text:outline-level="1">Using Prediction Markets for Paying Salaries to Scientists and Free Software Developers</text:h>
      <text:p text:style-name="P26">I would like to pay salaries to scientists and free software developers proportional to their future (e.g. after 100, 50, or 20 years) “score” (such as the number of direct and indirect citations of all publications of a scientist <text:span text:style-name="T106">in the future</text:span>). <text:span text:style-name="T148">This would stimulate the science development.</text:span></text:p>
      <text:p text:style-name="P27">We can set a prediction market for 100 years and gather donations of collaterals during 100 years to transfer that money from the future to present scientists.</text:p>
      <text:p text:style-name="P50"><text:soft-page-break/><text:span text:style-name="T107">It looks viable that in 100 years global donations will be enhanced compared to the present fragmented donations la</text:span><text:span text:style-name="T108">n</text:span><text:span text:style-name="T107">dscape. </text:span><text:span text:style-name="T108">It looks viable that in 100 years we will have a global government that would use taxes or inflation to donate to this prediction market. </text:span><text:span text:style-name="T180">It also looks viable that during that time the blockchain or blockchains maintainers will agree to allocate a share of miners’ profits (effectively, a tax) to support this project.</text:span></text:p>
      <text:p text:style-name="P51">Some investors may be reluctant to invest into a 100 years future. <text:span text:style-name="T109">The reasons are:</text:span></text:p>
      <text:list xml:id="list3617464194" text:style-name="L1">
        <text:list-item>
          <text:p text:style-name="P77">Many people are just not interested in future profits.</text:p>
        </text:list-item>
        <text:list-item>
          <text:p text:style-name="P77">A global disaster may happen, so it may make no sense to invest. (However, on the other hand, investing in the future may help to overcome a global disaster.)</text:p>
        </text:list-item>
        <text:list-item>
          <text:p text:style-name="P78">It is not quite sure that the current markets will survive after 100 years. (However, the planned implementation (using Ethereum blockchain, <text:span text:style-name="T149">see below</text:span>) seems <text:span text:style-name="T150">to be</text:span> so stable that it is likely to be well after 100 years, as the Ethereum network is currently the biggest network of validators of reliable, non-hijackable <text:span text:style-name="T110">in very much foreseeable future </text:span>transactions and is growing.)</text:p>
        </text:list-item>
        <text:list-item>
          <text:p text:style-name="P79">The values of collaterals may diminish or even go to zero. (However, the system allows to use essentially any Ethereum token as a collateral, with the current advent of interchain transfers, effectively any blockchain token can be used as a collateral. In my opinion (provided not complete collapse of the civilization), some of blockchain tokens will be well valued in near hundreds of years; <text:span text:style-name="T111">so at least some of the donations will be valued at the time of “scoring”</text:span>.)</text:p>
        </text:list-item>
      </text:list>
      <text:p text:style-name="P52">But for sure, there are investors wanting to invest <text:span text:style-name="T112">into distant future. </text:span><text:span text:style-name="T113">The value of something is determined by interested people, not by others; so, even if the amount of such investors is small </text:span><text:span text:style-name="T114">(e.g. 5% of the total market value)</text:span><text:span text:style-name="T113">, the conditional tokens will be indeed valued by the market. </text:span><text:span text:style-name="T115">5% of potential of being invested into science is much better than effectively nothing invested at the global level now.</text:span></text:p>
      <text:p text:style-name="P53"><text:span text:style-name="T123">We should not pay the entire scientists’ salary in one installment, because many scientists are scattered persons and could probably use the entire sum too quickly, before his token price reaches a reasonable value to sell. So the salaries should be paid in amounts proportional to the time since registration. </text:span><text:span text:style-name="T124">(We could also choose the start time as the time of the launch of my system, but in this case future scientist would in a sense receive too much. Even better, we would choose the start of the scientific carrier as the point of starting count the salary, but we have no way to reliably check if the information about the time of the scientific carrier start is not fraudulent.)</text:span></text:p>
      <text:h text:style-name="P58" text:outline-level="1">Recalculation of the Salaries</text:h>
      <text:p text:style-name="P67">The first version of my software had this bug:</text:p>
      <text:p text:style-name="P75"><text:span text:style-name="T167">Suppose a trader buys the salary of a scientist for 10 years. Then it probably makes sense for the trader to kill the scientist for him not to receive his token for the rest of his </text:span><text:soft-page-break/><text:span text:style-name="T167">or her li</text:span><text:span text:style-name="T181">f</text:span><text:span text:style-name="T167">e to increase the price of </text:span><text:span text:style-name="T182">the </text:span><text:span text:style-name="T167">held token. </text:span><text:span text:style-name="T168">So I have created an incentive to kill scientists.</text:span></text:p>
      <text:p text:style-name="P68">To overcome the problem, new version of the software has this feature:</text:p>
      <text:p text:style-name="P68">Every time when a salary recipient makes an outgoing transfer, my software creates a new token that replaces the old salary token (the old token is then converted to the new one on the salary recipient's account).</text:p>
      <text:p text:style-name="P69">This way the scientist does not receive the old token anymore, so its supply does not increase anymore, and thus the trader doesn’t have this incentive.</text:p>
      <text:p text:style-name="P70">Moreover I added the ability for anyone (including the salary recipient himself, traders, and anybody else) to recreate <text:span text:style-name="T183">any salary</text:span> token (just like the above), that is to effectively inform traders that they may recalculate the salary of this recipient.</text:p>
      <text:p text:style-name="P71">Anyone’s salary may be recalculated as often as it may happen (for a famous person it may be a few times per minute).</text:p>
      <text:p text:style-name="P72"><text:span text:style-name="T169">Salary recalculation make sense after a change of somebody’s work performance (e.g. retirement or change of the job title). </text:span><text:span text:style-name="T170">Also effectively </text:span><text:span text:style-name="T184">s</text:span><text:span text:style-name="T170">topping paying somebody’s salary at his or her death can be done just by the usual salary recalculation procedure. (Previously I was going to give the ability to declare somebody dead to the DAO that is to procedures delegated by voters, what could be a source of a discrimination by declaring an alive person dead, </text:span><text:span text:style-name="T171">e.g. by an elected dictator</text:span><text:span text:style-name="T170">.)</text:span></text:p>
      <text:p text:style-name="P82"><text:span text:style-name="T170">It is possible to wrap/lock salary tokens in any time diapason “into” one new token to make outgoing payments convenient. Note that </text:span><text:span text:style-name="T172">using this mechanism it’s possible to re-create the situation with killing a salary recipient incentive, so the salary recipients should be warned not to use token contract in this dangerous way. </text:span><text:span text:style-name="T173">(Just use my (to be created) contract for this purpose, </text:span><text:span text:style-name="T185">probably </text:span><text:span text:style-name="T173">not somebody’s other.) It is similar to the common warning of not bequesting your funds to a potential killer.</text:span></text:p>
      <text:h text:style-name="Heading_20_1" text:outline-level="1">The Ethereum Implementation</text:h>
      <text:p text:style-name="P25">I am not an economist, I am a software developer. My purpose it to implement this plan in a real software.</text:p>
      <text:p text:style-name="P28"><text:span text:style-name="T116">I have chosen the Ethereum network for this, because it is the biggest platform for DeFi (decentralized finance) now and in the foreseeable future. With coming advent of Ethereum 2.0, it also becomes one of the most non-expensive means of financial transactions. </text:span><text:span text:style-name="T117">Also, Ethereum 2.0 is going to support </text:span><text:bookmark text:name="ethereum-webassembly-ewasm"/>WebAssembly <text:bibliography-mark text:identifier="wasm" text:bibliography-type="www" text:author="Ethereum WebAssembly authors" text:title="Ethereum WebAssembly (ewasm)" text:custom1="Retrieved 11 Dec 2020">[5]</text:bibliography-mark> <text:span text:style-name="T117">for competitive to other platforms speed and energy-efficiency of execution, </text:span><text:span text:style-name="T118">flexibility of used programming languages</text:span><text:span text:style-name="T117">. </text:span><text:span text:style-name="T119">(However, as EWASM is still not released, I use old EVM and Solidity. This system is not extremely computationally intensive, so it’s OK.)</text:span></text:p>
      <text:h text:style-name="Heading_20_2" text:outline-level="2"><text:soft-page-break/>Incentivizing Search Engine Owners</text:h>
      <text:p text:style-name="P29">The hardest problem (maybe, except of actually receiving donations) is to set up “oracles” that will (in the future) store in the blockchain the scores of the scientists. <text:span text:style-name="T120">Designing and running oracles is complex and expensive. This task is comparative </text:span><text:span text:style-name="T151">(and similar) </text:span><text:span text:style-name="T120">to creating and running an Internet search engine.</text:span></text:p>
      <text:p text:style-name="P30"><text:span text:style-name="T121">My proposed way to solve this problem </text:span><text:span text:style-name="T122">is to stimulate the market to pay to search engine owners to do the job for us. To do this, we allocate a portion of the money paid to the scientists to creators or oracles.</text:span></text:p>
      <text:p text:style-name="P31">So, we are to give a share of the collateral to oracle owners. This can be done by giving them conditional tokens.</text:p>
      <text:p text:style-name="P32">But the conditional tokens given to the oracles also require some oracle to asses their amount of the collateral in the future <text:span text:style-name="T125">and moreover we need to decide which oracles we will use</text:span>. <text:span text:style-name="T125">I propose to use the weighted average of scientists’ scores of the oracles as the amount of the collateral for scientists’ tokens. </text:span><text:span text:style-name="T126">To calculate this weighted average we also need to score the oracles themselves.</text:span> <text:span text:style-name="T125">So we need the oracle for the oracles or ion other words the prediction mark</text:span><text:span text:style-name="T126">e</text:span><text:span text:style-name="T125">t of prediction markets. </text:span><text:span text:style-name="T127">The score of the (first-level) oracles would be used both to distribute the collateral between oracles and for deciding of how much an oracle’s weights for the salary of a scientist.</text:span></text:p>
      <text:p text:style-name="P33"><text:span text:style-name="T128">Clever (second-level) oracles are necessary to score every scientist objectively. But </text:span><text:span text:style-name="T129">to bootstrap the scores of the oracles themselves it’s enough to value the oracles in </text:span><text:span text:style-name="T82">some</text:span><text:span text:style-name="T28"> way, as the choosing between several oracles is not a so hard task as scoring many scientists. </text:span><text:span text:style-name="T29">So scoring oracles can be done just by a (future) voting. </text:span><text:span text:style-name="T34">(It is an open problem whether current search engine owners will rely on a future voting about their profits.) </text:span><text:span text:style-name="T29">We can set a voting system now, using for example a DAOstack </text:span><text:span text:style-name="T29"><text:bibliography-mark text:identifier="daostack" text:bibliography-type="www" text:author="DAOstack" text:organizations="DAOstack" text:title="DAOstack" text:year="2019" text:url="https://daostack.io" text:custom1="Retrieved 11 Dec 2020">[6]</text:bibliography-mark></text:span><text:span text:style-name="T29"> DAO (DAO basically means a system of voting in a blockchain). </text:span><text:span text:style-name="T31">The voting could possibly </text:span><text:span text:style-name="T35">(as the voting algorithm can be change in the future)</text:span><text:span text:style-name="T31"> take arithmetic average of each voter’s choice of scores of the oracles as the oracles’ scores.</text:span></text:p>
      <text:p text:style-name="P34"><text:span text:style-name="T29">I</text:span><text:span text:style-name="T13">n practice, this can be done by linking several prediction markets of different oracles together, with lower level oracles being “customers” of higher level oracles receiving collaterals from them (in the future). </text:span><text:span text:style-name="T32">To make this work, we can allow everybody to redeem a collateral for himself or anybody else, so allowing anybody to redeem the collateral for </text:span><text:span text:style-name="T33">the upper-level oracle before redeeming for a lower level oracle. This “automatically” makes the weighted average of lower-level oracles.</text:span></text:p>
      <text:p text:style-name="P35"><text:span text:style-name="T13">So, to bootstrap the market, it’s enough to set one DAO as an oracle </text:span><text:span text:style-name="T30">(deciding by voting)</text:span><text:span text:style-name="T13">.</text:span></text:p>
      <text:h text:style-name="Heading_20_2" text:outline-level="2">Actual Implementation</text:h>
      <text:p text:style-name="P36">The system <text:bibliography-mark text:identifier="soft" text:bibliography-type="www" text:author="Victor Porton" text:title="PREDICT PREDICTION MARKETS OR HIRE GOOGLE TO ACCOUNT SALARIES FOR SCIENTISTS AND FREE SOFTWARE DEVELOPERS" text:url="https://reward.portonvictor.org/predict-prediction-markets-or-hire-google-to-account-salaries-for-scientists-and-free-software-developers/" text:custom1="Retrieved 11 Dec 2020">[7]</text:bibliography-mark> is mostly implemented in software. It remains:</text:p>
      <text:list xml:id="list673124714" text:style-name="L2">
        <text:list-item>
          <text:p text:style-name="P61"><text:soft-page-break/>create a front-end interface for scientists <text:span text:style-name="T186">(partly done)</text:span></text:p>
        </text:list-item>
        <text:list-item>
          <text:p text:style-name="P62">create the DAO (easy) and deploy the smart contracts</text:p>
        </text:list-item>
        <text:list-item>
          <text:p text:style-name="P63">test and audit the smart contracts for errors</text:p>
        </text:list-item>
      </text:list>
      <text:p text:style-name="P37">It is implemented as a set of software repositories, most importantly:</text:p>
      <text:list xml:id="list3735707401" text:style-name="L3">
        <text:list-item>
          <text:p text:style-name="P66"><text:a xlink:type="simple" xlink:href="https://github.com/vporton/future-contracts/tree/salary" text:style-name="Internet_20_link" text:visited-style-name="Visited_20_Internet_20_Link"><text:span text:style-name="T187">https://github.com/vporton/future-contracts/tree/salary</text:span></text:a></text:p>
          <text:list>
            <text:list-item>
              <text:p text:style-name="P65"><text:span text:style-name="Teletype"><text:span text:style-name="T130">Base</text:span></text:span><text:span text:style-name="Teletype"><text:span text:style-name="T174">Lock</text:span></text:span><text:span text:style-name="T130"> – A base class to lock collaterals and distribute them proportional to an oracle result.</text:span></text:p>
            </text:list-item>
            <text:list-item>
              <text:p text:style-name="P64"><text:span text:style-name="Teletype">BaseBidOnAddresses</text:span> – <text:span text:style-name="T131">the contract that provides </text:span><text:span text:style-name="T132">general “mechanics” of prediction markets associate with Ethereum accounts and to pay the condition tokens on user registration.</text:span></text:p>
            </text:list-item>
            <text:list-item>
              <text:p text:style-name="P80"><text:span text:style-name="Teletype"><text:span text:style-name="T130">BidOnAddresses</text:span></text:span><text:span text:style-name="T130"> – </text:span><text:span text:style-name="T132">the contract that specialized </text:span><text:span text:style-name="Teletype"><text:span text:style-name="T130">BaseBidOnAddresses</text:span></text:span><text:span text:style-name="T132"> for one-time payments of conditional tokens at user registration (unused by this project but provided for completeness).</text:span></text:p>
            </text:list-item>
            <text:list-item>
              <text:p text:style-name="P81"><text:span text:style-name="Teletype">Salary</text:span> – <text:span text:style-name="T133">the contact that specializes </text:span><text:span text:style-name="Teletype"><text:span text:style-name="T130">BaseBidOnAddresses</text:span></text:span><text:span text:style-name="T130"> </text:span><text:span text:style-name="T133">for salaries paid </text:span><text:span text:style-name="T188">in</text:span><text:span text:style-name="T133"> amounts proportional to the time since registration.</text:span></text:p>
            </text:list-item>
            <text:list-item>
              <text:p text:style-name="P81"><text:span text:style-name="Teletype"><text:span text:style-name="T154">Base</text:span></text:span><text:span text:style-name="Teletype">RestorableSalary</text:span> – <text:span text:style-name="T134">the contract that </text:span><text:span text:style-name="T133">specializes </text:span><text:span text:style-name="Teletype"><text:span text:style-name="T134">Salary</text:span></text:span><text:span text:style-name="T134"> </text:span><text:span text:style-name="T154">provides means</text:span><text:span text:style-name="T134"> to restore lost accounts by some (settable by the global voting) mean. (Otherwise one error would cause </text:span><text:span text:style-name="T189">the</text:span><text:span text:style-name="T134"> salary to be lost.)</text:span></text:p>
            </text:list-item>
            <text:list-item>
              <text:p text:style-name="P81"><text:span text:style-name="Teletype">SalaryWithDAO</text:span> – <text:span text:style-name="T134">the contract that </text:span><text:span text:style-name="T133">specializes </text:span><text:span text:style-name="Teletype"><text:span text:style-name="T154">Base</text:span></text:span><text:span text:style-name="Teletype"><text:span text:style-name="T133">RestorableSalary</text:span></text:span><text:span text:style-name="T134"> allowing to restore lost accounts by some (settable by the global voting) mean </text:span><text:span text:style-name="T155">(DAO) and allows to allocate resources proportional to the salary of all the scientists to the DAO</text:span><text:span text:style-name="T134">. (Otherwise one error would cause life-time salary to be lost.) </text:span><text:span text:style-name="T152">Namely this contract is planned to be used.</text:span></text:p>
            </text:list-item>
          </text:list>
        </text:list-item>
      </text:list>
      <text:p text:style-name="P89">All these contracts provide ERC-1155 collaterals and accept any ERC-1155 donations and “staking” as collaterals.</text:p>
      <text:p text:style-name="P84"><text:span text:style-name="T135">Contracts in </text:span><text:a xlink:type="simple" xlink:href="https://github.com/vporton/wrap-tokens" text:style-name="Internet_20_link" text:visited-style-name="Visited_20_Internet_20_Link"><text:span text:style-name="T135">https://github.com/vporton/wrap-tokens</text:span></text:a><text:span text:style-name="T135"> provide several different ways to “transform” between ERC-1155 and ERC-20 </text:span><text:span text:style-name="T190">and ETH</text:span><text:span text:style-name="T135">, because ERC-20 is the most popular token format now </text:span><text:span text:style-name="T136">and needs to be usable with my system</text:span><text:span text:style-name="T135">.</text:span></text:p>
      <text:p text:style-name="P85">I am also working on contracts that allow to donate or bequest (to be allowed to be withdrawn in a point of the future) all (or some) funds on a smart wallet. <text:span text:style-name="T175">It is to be done by allowing anyone to transfer the funds from this wallet (e.g. after a certain point of time) </text:span><text:span text:style-name="T191">to our contract</text:span><text:span text:style-name="T175">. </text:span><text:span text:style-name="T192">Bequesting a smart wallet is also a way to bequest a DeFi token (e.g. company’s shares) together with all its future profits.</text:span></text:p>
      <text:p text:style-name="P87"><text:span text:style-name="T176">So, </text:span><text:span text:style-name="T141">unless 100 years pass, the tokens </text:span><text:span text:style-name="T177">bequested</text:span><text:span text:style-name="T141"> </text:span><text:span text:style-name="T177">to</text:span><text:span text:style-name="T141"> the system could be </text:span><text:span text:style-name="T177">unable to take back</text:span><text:span text:style-name="T141"> only if the bequeathing person loses the ability to take them back e.g. by death or </text:span><text:soft-page-break/><text:span text:style-name="T141">by lost of private key (an Ethereum secret code). </text:span><text:span text:style-name="T142">It is easier to persuade people to bequeath than to donate.</text:span></text:p>
      <text:p text:style-name="P88"><text:span text:style-name="T179">The development of these smart contracts is considered finished </text:span><text:span text:style-name="T193">(however, the community feedback is welcome)</text:span><text:span text:style-name="T179">, and the only remaining thing is to audit them (carefully check for errors) by a trusted third party auditor. I make the contracts non-replaceable for a greater trust of traders.</text:span></text:p>
      <text:h text:style-name="P60" text:outline-level="2">The DAO</text:h>
      <text:p text:style-name="P38">It is planned to use a DAOstack DAO. It can be easily implemented purchasing repu<text:span text:style-name="T137">tation for some donated token</text:span><text:span text:style-name="T139">(s)</text:span><text:span text:style-name="T137"> (e.g. a ERC-1155 equivalent of Ether, </text:span><text:span text:style-name="T138">the “main” Ethereum payments currency</text:span><text:span text:style-name="T137">).</text:span></text:p>
      <text:p text:style-name="P83"><text:span text:style-name="T139">So voting weight of somebody depends on his amount of donated tokens and his behavior in the past. (Note that DAOstack allows voting to grant/strip reputation to anybody. </text:span><text:span text:style-name="T140">It also allows to completely replace the voting algorithm as a result of voting in an old algorithm.</text:span><text:span text:style-name="T139">)</text:span></text:p>
      <text:p text:style-name="P86">The only function of the DAO is to nominate “attorneys” or attorney companies that are able to restore funds on lost accounts. <text:span text:style-name="T178">(I remind that in a previous version of my software the DAO was also able to declare somebody dead.) </text:span>I also give the users <text:span text:style-name="T194">the option</text:span> to go out of control of the DAO (in expense of being impossible to restore lost accounts).</text:p>
      <text:h text:style-name="P56" text:outline-level="1"><text:span text:style-name="T156">Other </text:span><text:span text:style-name="T105">U</text:span><text:span text:style-name="T156">ses</text:span></text:h>
      <text:p text:style-name="P42">The same system can be used for carbon accounting in the following way:</text:p>
      <text:p text:style-name="P43">A carbon accountant (normally a corporation) can register in the system.</text:p>
      <text:p text:style-name="P44"><text:span text:style-name="T157">Then the</text:span><text:span text:style-name="T160">y</text:span><text:span text:style-name="T157"> account carbon and </text:span><text:span text:style-name="T158">mint their own token</text:span><text:span text:style-name="T157"> to carbon reducers. </text:span><text:span text:style-name="T159">The “personal” conditional token of the carbon accountant may gain value and they make their customers </text:span><text:span text:style-name="T161">able </text:span><text:span text:style-name="T159">to exchange their token for real value </text:span><text:span text:style-name="T161">(or they pay to </text:span><text:span text:style-name="T162">customers</text:span><text:span text:style-name="T161"> directly in a liquid currency)</text:span><text:span text:style-name="T159">.</text:span></text:p>
      <text:p text:style-name="P45">Likewise it can be used for other common goods not specifically mentioned in this article.</text:p>
      <text:p text:style-name="P90"><text:span text:style-name="T163">Note that previously I developed another system for accounting carbon </text:span><text:span text:style-name="T163"><text:bibliography-mark text:identifier="carbon-flow" text:bibliography-type="www" text:author="Victor Porton" text:title="Carbon Flow" text:url="https://github.com/vporton/carbon-flow">[8]</text:bibliography-mark></text:span><text:span text:style-name="T163">. </text:span><text:span text:style-name="T164">The system described in this article is more decentralized and therefore is expected to be more reliable to fraud (despite of advanced anti-fraud measured taken in</text:span><text:span text:style-name="T163"> </text:span><text:span text:style-name="T163"><text:bibliography-mark text:identifier="carbon-flow" text:bibliography-type="www" text:author="Victor Porton" text:title="Carbon Flow" text:url="https://github.com/vporton/carbon-flow">[8]</text:bibliography-mark></text:span><text:span text:style-name="T164">). </text:span><text:span text:style-name="T195">The system</text:span><text:span text:style-name="T163"> </text:span><text:span text:style-name="T163"><text:bibliography-mark text:identifier="carbon-flow" text:bibliography-type="www" text:author="Victor Porton" text:title="Carbon Flow" text:url="https://github.com/vporton/carbon-flow">[8]</text:bibliography-mark></text:span><text:span text:style-name="T163"> </text:span><text:span text:style-name="T195">can be used together with this system.</text:span></text:p>
      <text:h text:style-name="P57" text:outline-level="1"><text:soft-page-break/>Conclusion</text:h>
      <text:p text:style-name="P39">It is created a sophisticated, well-designed, durable, fair global system for scientists’ and free software developer’s salaries <text:span text:style-name="T166">and other common goods</text:span>. <text:span text:style-name="T153">Universities and government funding of science, as well as proprietary software </text:span><text:span text:style-name="T196">and patents</text:span><text:span text:style-name="T153"> are going to the past!</text:span></text:p>
      <text:p text:style-name="P40">The system needs to be finished, deployed, and advertised. Need to start receive donations.</text:p>
      <text:h text:style-name="Heading_20_1" text:outline-level="1">Donations Accepted</text:h>
      <text:p text:style-name="P21">The project accepts donations in Ethereum:</text:p>
      <text:p text:style-name="P73"><text:a xlink:type="simple" xlink:href="https://gitcoin.co/grants/1591/science-of-the-future" text:style-name="Internet_20_link" text:visited-style-name="Visited_20_Internet_20_Link"><text:span text:style-name="T13">https://gitcoin.co/grants/1591/science-of-the-future</text:span></text:a></text:p>
      <text:p text:style-name="P74"><text:span text:style-name="T13">We need about $3000 to audit (check for errors) the smart contracts and some amount of money to deploy it.</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5">1: Victor Porton, Social Crypto Libertarianism (Not Capital), 2020</text:p>
          <text:p text:style-name="P55">2: Diemer, Sebastian, Does money matter in predicting future events?, 2013</text:p>
          <text:p text:style-name="P55">3: Gnosis Developer Portal, Gnosis Developer Portal Conditional Tokens · Create conditional tokens, a new asset class with richer informational capabilities that makes the outcome of any future event tradable, Retrieved 11 Dec 2020, https://docs.gnosis.io/conditionaltokens/</text:p>
          <text:p text:style-name="P55">4: Wikipedia contributors, Efficient-market hypothesis, 5 December 2020 13:15 UTC, https://en.wikipedia.org/w/index.php?title=Efficient-market_hypothesis&amp;oldid=992474133</text:p>
          <text:p text:style-name="P55">5: Ethereum WebAssembly authors, Ethereum WebAssembly (ewasm), , </text:p>
          <text:p text:style-name="P55">6: DAOstack, DAOstack, 2019, https://daostack.io</text:p>
          <text:p text:style-name="P55">7: Victor Porton, PREDICT PREDICTION MARKETS OR HIRE GOOGLE TO ACCOUNT SALARIES FOR SCIENTISTS AND FREE SOFTWARE DEVELOPERS, , https://reward.portonvictor.org/predict-prediction-markets-or-hire-google-to-account-salaries-for-scientists-and-free-software-developers/</text:p>
          <text:p text:style-name="P55">8: Victor Porton, Carbon Flow, , https://github.com/vporton/carbon-flow</text:p>
        </text:index-body>
      </text:bibliography>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Noto Sans" svg:font-family="'Noto Sans', sans-serif"/>
    <style:font-face style:name="Liberation Serif2"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align="justify" style:justify-single-word="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1799in" fo:margin-bottom="1.1799in" fo:margin-left="1.1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tor Porton</meta:initial-creator>
    <meta:creation-date>2020-12-11T19:11:12.240669124</meta:creation-date>
    <meta:generator>LibreOffice/7.0.3.1$Linux_X86_64 LibreOffice_project/00$Build-1</meta:generator>
    <dc:date>2021-01-21T22:08:06.448922045</dc:date>
    <dc:creator>Victor Porton</dc:creator>
    <meta:editing-duration>PT4H32M58S</meta:editing-duration>
    <meta:editing-cycles>267</meta:editing-cycles>
    <meta:document-statistic meta:table-count="0" meta:image-count="0" meta:object-count="0" meta:page-count="10" meta:paragraph-count="115" meta:word-count="4008" meta:character-count="24717" meta:non-whitespace-character-count="20829"/>
  </office:meta>
</office:document-meta>
</file>